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047cm" fo:min-width="1.137cm" fo:padding-top="0.095cm" fo:padding-bottom="0.095cm" fo:padding-left="0.22cm" fo:padding-right="0.22cm" fo:wrap-option="no-wrap" draw:shadow="hidden" draw:shadow-offset-x="0.2cm" draw:shadow-offset-y="0.2cm" draw:shadow-color="#808080"/>
      <style:paragraph-properties style:writing-mode="lr-tb"/>
    </style:style>
    <style:style style:name="gr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000000" draw:marker-start="" draw:marker-start-width="0.23cm" draw:marker-start-center="false" draw:marker-end="" draw:marker-end-width="0.23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000000" draw:marker-start="" draw:marker-start-width="0.23cm" draw:marker-start-center="false" draw:marker-end="" draw:marker-end-width="0.23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666666" draw:marker-start="" draw:marker-start-width="0.305cm" draw:marker-start-center="false" draw:marker-end="" draw:marker-end-width="0.30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7f7f7f" draw:marker-start="" draw:marker-start-width="0.23cm" draw:marker-start-center="false" draw:marker-end="" draw:marker-end-width="0.23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graphic-properties svg:stroke-color="#3465a4" draw:marker-start="Arrow" draw:marker-start-width="0.3cm" draw:marker-end="Arrow" draw:marker-end-width="0.3cm" draw:textarea-vertical-align="middle"/>
    </style:style>
    <style:style style:name="gr15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6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color="#000000" draw:fill="none" draw:fill-color="#ffffff" fo:min-height="1.234cm"/>
      <style:paragraph-properties style:writing-mode="lr-tb"/>
    </style:style>
    <style:style style:name="gr210" style:family="graphic" style:parent-style-name="standard">
      <style:graphic-properties draw:stroke="none" svg:stroke-color="#000000" draw:fill="none" draw:fill-color="#ffffff" fo:min-height="1.297cm"/>
      <style:paragraph-properties style:writing-mode="lr-tb"/>
    </style:style>
    <style:style style:name="gr211" style:family="graphic" style:parent-style-name="standard">
      <style:graphic-properties draw:stroke="none" svg:stroke-color="#000000" draw:fill="none" draw:fill-color="#ffffff" fo:min-height="0.433cm"/>
      <style:paragraph-properties style:writing-mode="lr-tb"/>
    </style:style>
    <style:style style:name="gr212" style:family="graphic" style:parent-style-name="standard">
      <style:graphic-properties draw:stroke="none" svg:stroke-color="#000000" draw:fill="none" draw:fill-color="#ffffff" fo:min-height="0.475cm"/>
      <style:paragraph-properties style:writing-mode="lr-tb"/>
    </style:style>
    <style:style style:name="gr213" style:family="graphic" style:parent-style-name="standard">
      <style:graphic-properties draw:stroke="none" svg:stroke-color="#000000" draw:fill="none" draw:fill-color="#ffffff" fo:min-height="2.161cm"/>
      <style:paragraph-properties style:writing-mode="lr-tb"/>
    </style:style>
    <style:style style:name="gr214" style:family="graphic" style:parent-style-name="standard">
      <style:graphic-properties draw:stroke="none" svg:stroke-color="#000000" draw:fill="none" draw:fill-color="#ffffff" fo:min-height="0.865cm"/>
      <style:paragraph-properties style:writing-mode="lr-tb"/>
    </style:style>
    <style:style style:name="gr215" style:family="graphic" style:parent-style-name="standard">
      <style:graphic-properties draw:stroke="none" svg:stroke-color="#000000" draw:fill="none" draw:fill-color="#ffffff" fo:min-height="1.729cm"/>
      <style:paragraph-properties style:writing-mode="lr-tb"/>
    </style:style>
    <style:style style:name="gr216" style:family="graphic" style:parent-style-name="standard">
      <style:graphic-properties draw:stroke="none" svg:stroke-color="#000000" draw:fill="none" draw:fill-color="#ffffff" fo:min-height="4.837cm"/>
      <style:paragraph-properties style:writing-mode="lr-tb"/>
    </style:style>
    <style:style style:name="gr217" style:family="graphic" style:parent-style-name="standard">
      <style:graphic-properties draw:stroke="none" svg:stroke-color="#000000" draw:fill="none" draw:fill-color="#ffffff" fo:min-height="1.537cm"/>
      <style:paragraph-properties style:writing-mode="lr-tb"/>
    </style:style>
    <style:style style:name="gr218" style:family="graphic" style:parent-style-name="standard">
      <style:graphic-properties draw:stroke="none" svg:stroke-color="#000000" draw:fill="none" draw:fill-color="#ffffff" fo:min-height="1.025cm"/>
      <style:paragraph-properties style:writing-mode="lr-tb"/>
    </style:style>
    <style:style style:name="gr21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graphic-properties draw:stroke="none" svg:stroke-color="#000000" draw:fill="none" draw:fill-color="#ffffff" fo:min-height="0.823cm"/>
      <style:paragraph-properties style:writing-mode="lr-tb"/>
    </style:style>
    <style:style style:name="gr231" style:family="graphic" style:parent-style-name="standard">
      <style:graphic-properties draw:marker-start="Arrow" draw:marker-start-width="0.3cm" draw:marker-end="Arrow" draw:marker-end-width="0.3cm" draw:textarea-vertical-align="middle"/>
    </style:style>
    <style:style style:name="gr2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5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808080"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9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graphic-properties draw:stroke="none" svg:stroke-color="#000000" draw:fill="none" draw:fill-color="#ffffff" fo:min-height="2.29cm"/>
      <style:paragraph-properties style:writing-mode="lr-tb"/>
    </style:style>
    <style:style style:name="gr4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5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graphic-properties draw:stroke="none" svg:stroke-color="#000000" draw:fill="none" draw:fill-color="#ffffff" fo:min-height="1.33cm"/>
      <style:paragraph-properties style:writing-mode="lr-tb"/>
    </style:style>
    <style:style style:name="gr5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style:paragraph-properties fo:text-align="center"/>
    </style:style>
    <style:style style:name="P2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ffffff"/>
      <style:paragraph-properties style:writing-mode="lr-tb"/>
    </style:style>
    <style:style style:name="P36" style:family="paragraph">
      <loext:graphic-properties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0.5pt" style:font-size-asian="10.5pt" style:font-size-complex="10.5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controls" svg:width="2.413cm" svg:height="1.905cm" svg:x="1.508cm" svg:y="1.38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 draw:text-style-name="P3" draw:layer="controls" svg:width="0.621cm" svg:height="0.489cm" svg:x="11.976cm" svg:y="2.555cm" svg:viewBox="0 0 622 490" svg:d="M0 490c155 0 622-131 622-261 0-131-226-229-339-229 0 98-283 359-283 490z">
            <text:p/>
          </draw:path>
          <draw:g>
            <draw:polygon draw:style-name="gr3" draw:text-style-name="P4" draw:layer="controls" svg:width="1.695cm" svg:height="2.286cm" svg:x="10.281cm" svg:y="0.758cm" svg:viewBox="0 0 1696 2287" draw:points="0,1307 0,0 1696,980 1696,2287">
              <text:p/>
            </draw:polygon>
            <draw:line draw:style-name="gr4" draw:text-style-name="P5" draw:layer="controls" svg:x1="10.281cm" svg:y1="1.738cm" svg:x2="11.977cm" svg:y2="2.718cm">
              <text:p/>
            </draw:line>
            <draw:line draw:style-name="gr5" draw:text-style-name="P5" draw:layer="controls" svg:x1="10.281cm" svg:y1="1.412cm" svg:x2="11.977cm" svg:y2="2.392cm">
              <text:p/>
            </draw:line>
            <draw:line draw:style-name="gr6" draw:text-style-name="P5" draw:layer="controls" svg:x1="10.281cm" svg:y1="1.085cm" svg:x2="11.977cm" svg:y2="2.065cm">
              <text:p/>
            </draw:line>
            <draw:line draw:style-name="gr7" draw:text-style-name="P5" draw:layer="controls" svg:x1="10.846cm" svg:y1="1.738cm" svg:x2="10.846cm" svg:y2="2.065cm">
              <text:p/>
            </draw:line>
            <draw:line draw:style-name="gr8" draw:text-style-name="P5" draw:layer="controls" svg:x1="11.411cm" svg:y1="1.412cm" svg:x2="11.411cm" svg:y2="1.739cm">
              <text:p/>
            </draw:line>
            <draw:line draw:style-name="gr9" draw:text-style-name="P5" draw:layer="controls" svg:x1="11.694cm" svg:y1="2.555cm" svg:x2="11.694cm" svg:y2="2.882cm">
              <text:p/>
            </draw:line>
            <draw:line draw:style-name="gr10" draw:text-style-name="P5" draw:layer="controls" svg:x1="11.129cm" svg:y1="2.228cm" svg:x2="11.129cm" svg:y2="2.555cm">
              <text:p/>
            </draw:line>
            <draw:line draw:style-name="gr11" draw:text-style-name="P5" draw:layer="controls" svg:x1="10.564cm" svg:y1="1.902cm" svg:x2="10.564cm" svg:y2="2.229cm">
              <text:p/>
            </draw:line>
            <draw:line draw:style-name="gr12" draw:text-style-name="P5" draw:layer="controls" svg:x1="10.846cm" svg:y1="1.085cm" svg:x2="10.846cm" svg:y2="1.412cm">
              <text:p/>
            </draw:line>
            <draw:line draw:style-name="gr13" draw:text-style-name="P5" draw:layer="controls" svg:x1="11.129cm" svg:y1="1.575cm" svg:x2="11.129cm" svg:y2="1.902cm">
              <text:p/>
            </draw:line>
            <draw:line draw:style-name="gr14" draw:text-style-name="P5" draw:layer="controls" svg:x1="11.411cm" svg:y1="2.065cm" svg:x2="11.411cm" svg:y2="2.392cm">
              <text:p/>
            </draw:line>
            <draw:line draw:style-name="gr15" draw:text-style-name="P5" draw:layer="controls" svg:x1="11.694cm" svg:y1="1.902cm" svg:x2="11.694cm" svg:y2="2.229cm">
              <text:p/>
            </draw:line>
            <draw:line draw:style-name="gr16" draw:text-style-name="P5" draw:layer="controls" svg:x1="10.564cm" svg:y1="1.248cm" svg:x2="10.564cm" svg:y2="1.575cm">
              <text:p/>
            </draw:line>
            <draw:polygon draw:style-name="gr17" draw:text-style-name="P6" draw:layer="controls" svg:width="0.282cm" svg:height="1.469cm" svg:x="11.976cm" svg:y="1.575cm" svg:viewBox="0 0 283 1470" draw:points="0,1470 0,163 283,0 283,1307">
              <text:p/>
            </draw:polygon>
            <draw:polygon draw:style-name="gr18" draw:text-style-name="P7" draw:layer="controls" svg:width="1.977cm" svg:height="1.142cm" svg:x="10.281cm" svg:y="0.595cm" svg:viewBox="0 0 1978 1143" draw:points="1696,1143 0,163 283,0 1978,980">
              <text:p/>
            </draw:polygon>
            <draw:line draw:style-name="gr19" draw:text-style-name="P5" draw:layer="controls" svg:x1="11.411cm" svg:y1="1.411cm" svg:x2="11.694cm" svg:y2="1.248cm">
              <text:p/>
            </draw:line>
            <draw:line draw:style-name="gr20" draw:text-style-name="P5" draw:layer="controls" svg:x1="11.976cm" svg:y1="2.065cm" svg:x2="12.259cm" svg:y2="1.902cm">
              <text:p/>
            </draw:line>
            <draw:line draw:style-name="gr21" draw:text-style-name="P5" draw:layer="controls" svg:x1="11.976cm" svg:y1="2.391cm" svg:x2="12.259cm" svg:y2="2.228cm">
              <text:p/>
            </draw:line>
            <draw:line draw:style-name="gr22" draw:text-style-name="P5" draw:layer="controls" svg:x1="11.976cm" svg:y1="2.718cm" svg:x2="12.259cm" svg:y2="2.555cm">
              <text:p/>
            </draw:line>
            <draw:line draw:style-name="gr23" draw:text-style-name="P5" draw:layer="controls" svg:x1="10.846cm" svg:y1="1.085cm" svg:x2="11.129cm" svg:y2="0.922cm">
              <text:p/>
            </draw:line>
            <draw:polygon draw:style-name="gr24" draw:text-style-name="P8" draw:layer="controls" svg:width="1.977cm" svg:height="2.449cm" svg:x="10.281cm" svg:y="0.595cm" svg:viewBox="0 0 1978 2450" draw:points="283,0 1978,980 1978,2287 1696,2450 0,1470 0,163">
              <text:p/>
            </draw:polygon>
          </draw:g>
        </draw:g>
        <draw:g>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25" draw:text-style-name="P3" draw:layer="controls" svg:width="2.249cm" svg:height="1.242cm" svg:x="22.57cm" svg:y="6.628cm" svg:viewBox="0 0 2250 1243" svg:d="M0 1243c343 0 2250-497 2250-745 0-250-907-498-1250-498 0 149-1000 1044-1000 1243z">
            <text:p/>
          </draw:path>
          <draw:g>
            <draw:polygon draw:style-name="gr26" draw:text-style-name="P9" draw:layer="controls" svg:width="4.374cm" svg:height="2.237cm" svg:x="17.945cm" svg:y="5.534cm" svg:viewBox="0 0 4375 2238" draw:points="0,498 0,0 4375,1740 4375,2238">
              <text:p/>
            </draw:polygon>
            <draw:polygon draw:style-name="gr27" draw:text-style-name="P10" draw:layer="controls" svg:width="1.874cm" svg:height="1.242cm" svg:x="22.32cm" svg:y="6.528cm" svg:viewBox="0 0 1875 1243" draw:points="0,1243 0,746 1875,0 1875,498">
              <text:p/>
            </draw:polygon>
            <draw:polygon draw:style-name="gr28" draw:text-style-name="P11" draw:layer="controls" svg:width="6.249cm" svg:height="2.485cm" svg:x="17.945cm" svg:y="4.788cm" svg:viewBox="0 0 6250 2486" draw:points="4375,2486 0,746 1875,0 6250,1740">
              <text:p/>
            </draw:polygon>
            <draw:polygon draw:style-name="gr29" draw:text-style-name="P12" draw:layer="controls" svg:width="0.249cm" svg:height="0.298cm" svg:x="21.82cm" svg:y="7.225cm" svg:viewBox="0 0 250 299" draw:points="0,199 0,0 250,100 250,299">
              <text:p/>
            </draw:polygon>
            <draw:polygon draw:style-name="gr30" draw:text-style-name="P9" draw:layer="controls" svg:width="0.249cm" svg:height="0.596cm" svg:x="17.695cm" svg:y="5.434cm" svg:viewBox="0 0 250 597" draw:points="0,498 0,0 250,100 250,597">
              <text:p/>
            </draw:polygon>
            <draw:polygon draw:style-name="gr31" draw:text-style-name="P9" draw:layer="controls" svg:width="0.249cm" svg:height="0.596cm" svg:x="22.32cm" svg:y="7.274cm" svg:viewBox="0 0 250 597" draw:points="0,498 0,0 250,100 250,597">
              <text:p/>
            </draw:polygon>
            <draw:polygon draw:style-name="gr32" draw:text-style-name="P8" draw:layer="controls" svg:width="6.499cm" svg:height="3.082cm" svg:x="17.695cm" svg:y="4.788cm" svg:viewBox="0 0 6500 3083" draw:points="0,1144 0,646 250,746 2125,0 6500,1740 6500,2238 4875,2884 4875,3083">
              <text:p/>
            </draw:polygon>
            <draw:polygon draw:style-name="gr33" draw:text-style-name="P13" draw:layer="controls" svg:width="0.124cm" svg:height="0.148cm" svg:x="18.07cm" svg:y="5.882cm" svg:viewBox="0 0 125 149" draw:points="0,100 0,0 125,50 125,149">
              <text:p/>
            </draw:polygon>
            <draw:polygon draw:style-name="gr34" draw:text-style-name="P13" draw:layer="controls" svg:width="0.124cm" svg:height="0.148cm" svg:x="18.07cm" svg:y="5.683cm" svg:viewBox="0 0 125 149" draw:points="0,100 0,0 125,50 125,149">
              <text:p/>
            </draw:polygon>
            <draw:polygon draw:style-name="gr35" draw:text-style-name="P13" draw:layer="controls" svg:width="0.124cm" svg:height="0.148cm" svg:x="18.32cm" svg:y="5.981cm" svg:viewBox="0 0 125 149" draw:points="0,100 0,0 125,50 125,149">
              <text:p/>
            </draw:polygon>
            <draw:polygon draw:style-name="gr36" draw:text-style-name="P13" draw:layer="controls" svg:width="0.124cm" svg:height="0.148cm" svg:x="18.32cm" svg:y="5.782cm" svg:viewBox="0 0 125 149" draw:points="0,100 0,0 125,50 125,149">
              <text:p/>
            </draw:polygon>
            <draw:polygon draw:style-name="gr37" draw:text-style-name="P13" draw:layer="controls" svg:width="0.124cm" svg:height="0.148cm" svg:x="18.57cm" svg:y="6.081cm" svg:viewBox="0 0 125 149" draw:points="0,100 0,0 125,50 125,149">
              <text:p/>
            </draw:polygon>
            <draw:polygon draw:style-name="gr38" draw:text-style-name="P13" draw:layer="controls" svg:width="0.124cm" svg:height="0.148cm" svg:x="18.57cm" svg:y="5.882cm" svg:viewBox="0 0 125 149" draw:points="0,100 0,0 125,50 125,149">
              <text:p/>
            </draw:polygon>
            <draw:polygon draw:style-name="gr39" draw:text-style-name="P13" draw:layer="controls" svg:width="0.124cm" svg:height="0.148cm" svg:x="18.82cm" svg:y="6.18cm" svg:viewBox="0 0 125 149" draw:points="0,100 0,0 125,50 125,149">
              <text:p/>
            </draw:polygon>
            <draw:polygon draw:style-name="gr40" draw:text-style-name="P13" draw:layer="controls" svg:width="0.124cm" svg:height="0.148cm" svg:x="18.82cm" svg:y="5.981cm" svg:viewBox="0 0 125 149" draw:points="0,100 0,0 125,50 125,149">
              <text:p/>
            </draw:polygon>
            <draw:polygon draw:style-name="gr41" draw:text-style-name="P13" draw:layer="controls" svg:width="0.124cm" svg:height="0.148cm" svg:x="19.195cm" svg:y="6.33cm" svg:viewBox="0 0 125 149" draw:points="0,100 0,0 125,50 125,149">
              <text:p/>
            </draw:polygon>
            <draw:polygon draw:style-name="gr42" draw:text-style-name="P13" draw:layer="controls" svg:width="0.124cm" svg:height="0.148cm" svg:x="19.195cm" svg:y="6.131cm" svg:viewBox="0 0 125 149" draw:points="0,100 0,0 125,50 125,149">
              <text:p/>
            </draw:polygon>
            <draw:polygon draw:style-name="gr43" draw:text-style-name="P13" draw:layer="controls" svg:width="0.124cm" svg:height="0.148cm" svg:x="19.445cm" svg:y="6.429cm" svg:viewBox="0 0 125 149" draw:points="0,100 0,0 125,50 125,149">
              <text:p/>
            </draw:polygon>
            <draw:polygon draw:style-name="gr44" draw:text-style-name="P13" draw:layer="controls" svg:width="0.124cm" svg:height="0.148cm" svg:x="19.445cm" svg:y="6.23cm" svg:viewBox="0 0 125 149" draw:points="0,100 0,0 125,50 125,149">
              <text:p/>
            </draw:polygon>
            <draw:polygon draw:style-name="gr45" draw:text-style-name="P13" draw:layer="controls" svg:width="0.124cm" svg:height="0.148cm" svg:x="19.695cm" svg:y="6.528cm" svg:viewBox="0 0 125 149" draw:points="0,100 0,0 125,50 125,149">
              <text:p/>
            </draw:polygon>
            <draw:polygon draw:style-name="gr46" draw:text-style-name="P13" draw:layer="controls" svg:width="0.124cm" svg:height="0.148cm" svg:x="19.695cm" svg:y="6.33cm" svg:viewBox="0 0 125 149" draw:points="0,100 0,0 125,50 125,149">
              <text:p/>
            </draw:polygon>
            <draw:polygon draw:style-name="gr47" draw:text-style-name="P13" draw:layer="controls" svg:width="0.124cm" svg:height="0.148cm" svg:x="19.945cm" svg:y="6.628cm" svg:viewBox="0 0 125 149" draw:points="0,100 0,0 125,50 125,149">
              <text:p/>
            </draw:polygon>
            <draw:polygon draw:style-name="gr48" draw:text-style-name="P13" draw:layer="controls" svg:width="0.124cm" svg:height="0.148cm" svg:x="19.945cm" svg:y="6.429cm" svg:viewBox="0 0 125 149" draw:points="0,100 0,0 125,50 125,149">
              <text:p/>
            </draw:polygon>
            <draw:polygon draw:style-name="gr49" draw:text-style-name="P13" draw:layer="controls" svg:width="0.124cm" svg:height="0.148cm" svg:x="20.32cm" svg:y="6.777cm" svg:viewBox="0 0 125 149" draw:points="0,100 0,0 125,50 125,149">
              <text:p/>
            </draw:polygon>
            <draw:polygon draw:style-name="gr50" draw:text-style-name="P13" draw:layer="controls" svg:width="0.124cm" svg:height="0.148cm" svg:x="20.32cm" svg:y="6.578cm" svg:viewBox="0 0 125 149" draw:points="0,100 0,0 125,50 125,149">
              <text:p/>
            </draw:polygon>
            <draw:polygon draw:style-name="gr51" draw:text-style-name="P13" draw:layer="controls" svg:width="0.124cm" svg:height="0.148cm" svg:x="20.57cm" svg:y="6.877cm" svg:viewBox="0 0 125 149" draw:points="0,100 0,0 125,50 125,149">
              <text:p/>
            </draw:polygon>
            <draw:polygon draw:style-name="gr52" draw:text-style-name="P13" draw:layer="controls" svg:width="0.124cm" svg:height="0.148cm" svg:x="20.57cm" svg:y="6.678cm" svg:viewBox="0 0 125 149" draw:points="0,100 0,0 125,50 125,149">
              <text:p/>
            </draw:polygon>
            <draw:polygon draw:style-name="gr53" draw:text-style-name="P13" draw:layer="controls" svg:width="0.124cm" svg:height="0.148cm" svg:x="20.82cm" svg:y="6.976cm" svg:viewBox="0 0 125 149" draw:points="0,100 0,0 125,50 125,149">
              <text:p/>
            </draw:polygon>
            <draw:polygon draw:style-name="gr54" draw:text-style-name="P13" draw:layer="controls" svg:width="0.124cm" svg:height="0.148cm" svg:x="20.82cm" svg:y="6.777cm" svg:viewBox="0 0 125 149" draw:points="0,100 0,0 125,50 125,149">
              <text:p/>
            </draw:polygon>
            <draw:polygon draw:style-name="gr55" draw:text-style-name="P13" draw:layer="controls" svg:width="0.124cm" svg:height="0.148cm" svg:x="21.07cm" svg:y="7.075cm" svg:viewBox="0 0 125 149" draw:points="0,100 0,0 125,50 125,149">
              <text:p/>
            </draw:polygon>
            <draw:polygon draw:style-name="gr56" draw:text-style-name="P13" draw:layer="controls" svg:width="0.124cm" svg:height="0.148cm" svg:x="21.07cm" svg:y="6.877cm" svg:viewBox="0 0 125 149" draw:points="0,100 0,0 125,50 125,149">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57" draw:text-style-name="P3" draw:layer="controls" svg:width="1.037cm" svg:height="0.801cm" svg:x="4.212cm" svg:y="5.777cm" svg:viewBox="0 0 1038 802" svg:d="M0 802c238 0 1038-308 1038-555s-87-247-173-247c0 185-865 556-865 802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58" draw:text-style-name="P10" draw:layer="controls" svg:width="0.864cm" svg:height="1.049cm" svg:x="4.212cm" svg:y="5.53cm" svg:viewBox="0 0 865 1050" draw:points="0,1050 0,618 865,0 865,432">
              <text:p/>
            </draw:polygon>
            <draw:polygon draw:style-name="gr59" draw:text-style-name="P11" draw:layer="controls" svg:width="2.161cm" svg:height="1.543cm" svg:x="2.915cm" svg:y="4.603cm" svg:viewBox="0 0 2162 1544" draw:points="1297,1544 0,618 865,0 2162,926">
              <text:p/>
            </draw:polygon>
            <draw:polygon draw:style-name="gr60" draw:text-style-name="P9" draw:layer="controls" svg:width="1.296cm" svg:height="1.358cm" svg:x="2.915cm" svg:y="5.22cm" svg:viewBox="0 0 1297 1359" draw:points="0,432 0,0 1297,926 1297,1359">
              <text:p/>
            </draw:polygon>
            <draw:polygon draw:style-name="gr61" draw:text-style-name="P8" draw:layer="controls" svg:width="2.161cm" svg:height="1.976cm" svg:x="2.915cm" svg:y="4.603cm" svg:viewBox="0 0 2162 1977" draw:points="0,1050 0,618 865,0 2162,926 2162,1359 1297,1977">
              <text:p/>
            </draw:polygon>
            <draw:polygon draw:style-name="gr62" draw:text-style-name="P14" draw:layer="controls" svg:width="0.085cm" svg:height="0.246cm" svg:x="3.953cm" svg:y="6.085cm" svg:viewBox="0 0 86 247" draw:points="0,185 0,0 86,62 86,247">
              <text:p/>
            </draw:polygon>
            <draw:polygon draw:style-name="gr63" draw:text-style-name="P15" draw:layer="controls" svg:width="0.085cm" svg:height="1.172cm" svg:x="3.866cm" svg:y="3.553cm" svg:viewBox="0 0 86 1173" draw:points="0,1112 0,0 86,0 86,1173">
              <text:p/>
            </draw:polygon>
            <draw:polygon draw:style-name="gr64" draw:text-style-name="P15" draw:layer="controls" svg:width="0.085cm" svg:height="1.172cm" svg:x="4.904cm" svg:y="4.294cm" svg:viewBox="0 0 86 1173" draw:points="0,1112 0,0 86,0 86,1173">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5" draw:text-style-name="P3" draw:layer="controls" svg:width="1.382cm" svg:height="0.888cm" svg:x="21.164cm" svg:y="2.156cm" svg:viewBox="0 0 1383 889" svg:d="M0 889c391 0 1005-281 1270-466 264-185 0-423-134-423z">
            <text:p/>
          </draw:path>
          <draw:g>
            <draw:polygon draw:style-name="gr66" draw:text-style-name="P9" draw:layer="controls" svg:width="0.801cm" svg:height="2.2cm" svg:x="20.362cm" svg:y="0.844cm" svg:viewBox="0 0 802 2201" draw:points="0,1693 0,0 802,508 802,2201">
              <text:p/>
            </draw:polygon>
            <draw:polygon draw:style-name="gr67" draw:text-style-name="P10" draw:layer="controls" svg:width="1.135cm" svg:height="2.412cm" svg:x="21.164cm" svg:y="0.632cm" svg:viewBox="0 0 1136 2413" draw:points="0,2413 0,720 1136,0 1136,1693">
              <text:p/>
            </draw:polygon>
            <draw:polygon draw:style-name="gr68" draw:text-style-name="P11" draw:layer="controls" svg:width="1.938cm" svg:height="1.227cm" svg:x="20.362cm" svg:y="0.124cm" svg:viewBox="0 0 1939 1228" draw:points="802,1228 0,720 1136,0 1939,508">
              <text:p/>
            </draw:polygon>
            <draw:polygon draw:style-name="gr69" draw:text-style-name="P8" draw:layer="controls" svg:width="1.938cm" svg:height="2.92cm" svg:x="20.362cm" svg:y="0.124cm" svg:viewBox="0 0 1939 2921" draw:points="0,2413 0,720 1136,0 1939,508 1939,2201 802,2921">
              <text:p/>
            </draw:polygon>
            <draw:line draw:style-name="gr70" draw:text-style-name="P5" draw:layer="controls" svg:x1="21.03cm" svg:y1="2.622cm" svg:x2="20.495cm" svg:y2="2.283cm">
              <text:p/>
            </draw:line>
            <draw:line draw:style-name="gr71" draw:text-style-name="P5" draw:layer="controls" svg:x1="21.03cm" svg:y1="2.791cm" svg:x2="20.495cm" svg:y2="2.452cm">
              <text:p/>
            </draw:line>
            <draw:line draw:style-name="gr72" draw:text-style-name="P5" draw:layer="controls" svg:x1="21.03cm" svg:y1="2.707cm" svg:x2="20.495cm" svg:y2="2.368cm">
              <text:p/>
            </draw:line>
            <draw:polyline draw:style-name="gr73" draw:text-style-name="P5" draw:layer="controls" svg:width="0.667cm" svg:height="0.507cm" svg:x="20.429cm" svg:y="1.098cm" svg:viewBox="0 0 668 508" draw:points="668,508 0,85 0,0">
              <text:p/>
            </draw:polyline>
            <draw:polyline draw:style-name="gr74" draw:text-style-name="P5" draw:layer="controls" svg:width="0.656cm" svg:height="0.509cm" svg:x="20.44cm" svg:y="1.096cm" svg:viewBox="0 0 657 510" draw:points="657,510 657,425 0,0">
              <text:p/>
            </draw:polyline>
            <draw:polygon draw:style-name="gr75" draw:text-style-name="P12" draw:layer="controls" svg:width="0.077cm" svg:height="0.148cm" svg:x="20.676cm" svg:y="1.943cm" svg:viewBox="0 0 78 149" draw:points="0,100 0,0 78,50 78,149">
              <text:p/>
            </draw:polygon>
            <draw:line draw:style-name="gr76" draw:text-style-name="P5" draw:layer="controls" svg:x1="21.03cm" svg:y1="2.537cm" svg:x2="20.495cm" svg:y2="2.198cm">
              <text:p/>
            </draw:line>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7" draw:text-style-name="P3" draw:layer="controls" svg:width="2.318cm" svg:height="1.412cm" svg:x="14.336cm" svg:y="5.716cm" svg:viewBox="0 0 2319 1413" svg:d="M2 1413c192 0 2317-878 2317-1146 0-267-299-267-492-267 0 114-1895 573-1825 1413z">
              <text:p/>
            </draw:path>
            <draw:g>
              <draw:polygon draw:style-name="gr78" draw:text-style-name="P9" draw:layer="controls" svg:width="2.456cm" svg:height="2.099cm" svg:x="11.739cm" svg:y="4.952cm" svg:viewBox="0 0 2457 2100" draw:points="0,764 0,0 2457,1337 2457,2100">
                <text:p/>
              </draw:polygon>
              <draw:polygon draw:style-name="gr79" draw:text-style-name="P10" draw:layer="controls" svg:width="2.105cm" svg:height="1.908cm" svg:x="14.197cm" svg:y="5.144cm" svg:viewBox="0 0 2106 1909" draw:points="0,1909 0,1145 2106,0 2106,764">
                <text:p/>
              </draw:polygon>
              <draw:polygon draw:style-name="gr80" draw:text-style-name="P11" draw:layer="controls" svg:width="4.563cm" svg:height="2.481cm" svg:x="11.739cm" svg:y="3.807cm" svg:viewBox="0 0 4564 2482" draw:points="2457,2482 0,1145 2106,0 4564,1337">
                <text:p/>
              </draw:polygon>
              <draw:line draw:style-name="gr81" draw:text-style-name="P5" draw:layer="controls" svg:x1="12.582cm" svg:y1="5.563cm" svg:x2="12.582cm" svg:y2="6.021cm">
                <text:p/>
              </draw:line>
              <draw:line draw:style-name="gr82" draw:text-style-name="P5" draw:layer="controls" svg:x1="14.128cm" svg:y1="6.541cm" svg:x2="13.004cm" svg:y2="5.93cm">
                <text:p/>
              </draw:line>
              <draw:line draw:style-name="gr83" draw:text-style-name="P5" draw:layer="controls" svg:x1="12.997cm" svg:y1="5.792cm" svg:x2="12.997cm" svg:y2="5.945cm">
                <text:p/>
              </draw:line>
              <draw:line draw:style-name="gr84" draw:text-style-name="P5" draw:layer="controls" svg:x1="14.121cm" svg:y1="6.404cm" svg:x2="14.121cm" svg:y2="6.557cm">
                <text:p/>
              </draw:line>
              <draw:line draw:style-name="gr85" draw:text-style-name="P5" draw:layer="controls" svg:x1="14.121cm" svg:y1="6.403cm" svg:x2="12.997cm" svg:y2="5.792cm">
                <text:p/>
              </draw:line>
              <draw:polygon draw:style-name="gr86" draw:text-style-name="P12" draw:layer="controls" svg:width="0.139cm" svg:height="0.228cm" svg:x="12.723cm" svg:y="5.64cm" svg:viewBox="0 0 140 229" draw:points="0,153 0,0 140,76 140,229">
                <text:p/>
              </draw:polygon>
              <draw:line draw:style-name="gr87" draw:text-style-name="P5" draw:layer="controls" svg:x1="12.442cm" svg:y1="5.487cm" svg:x2="12.442cm" svg:y2="5.945cm">
                <text:p/>
              </draw:line>
              <draw:line draw:style-name="gr88" draw:text-style-name="P5" draw:layer="controls" svg:x1="12.301cm" svg:y1="5.411cm" svg:x2="12.301cm" svg:y2="5.869cm">
                <text:p/>
              </draw:line>
              <draw:line draw:style-name="gr89" draw:text-style-name="P5" draw:layer="controls" svg:x1="12.161cm" svg:y1="5.334cm" svg:x2="12.161cm" svg:y2="5.792cm">
                <text:p/>
              </draw:line>
              <draw:line draw:style-name="gr90" draw:text-style-name="P5" draw:layer="controls" svg:x1="12.02cm" svg:y1="5.258cm" svg:x2="12.02cm" svg:y2="5.716cm">
                <text:p/>
              </draw:line>
              <draw:line draw:style-name="gr91" draw:text-style-name="P5" draw:layer="controls" svg:x1="11.88cm" svg:y1="5.181cm" svg:x2="11.88cm" svg:y2="5.639cm">
                <text:p/>
              </draw:line>
              <draw:polygon draw:style-name="gr92" draw:text-style-name="P9" draw:layer="controls" svg:width="0.139cm" svg:height="0.839cm" svg:x="11.599cm" svg:y="4.876cm" svg:viewBox="0 0 140 840" draw:points="0,764 0,0 140,76 140,840">
                <text:p/>
              </draw:polygon>
              <draw:polygon draw:style-name="gr93" draw:text-style-name="P9" draw:layer="controls" svg:width="0.139cm" svg:height="0.839cm" svg:x="14.197cm" svg:y="6.289cm" svg:viewBox="0 0 140 840" draw:points="0,764 0,0 140,76 140,840">
                <text:p/>
              </draw:polygon>
              <draw:polygon draw:style-name="gr94" draw:text-style-name="P8" draw:layer="controls" svg:width="4.704cm" svg:height="3.321cm" svg:x="11.599cm" svg:y="3.807cm" svg:viewBox="0 0 4705 3322" draw:points="0,1833 0,1069 140,1145 2247,0 4705,1337 4705,2100 2738,3169 2738,3322">
                <text:p/>
              </draw:polygon>
            </draw:g>
          </draw:g>
          <draw:g>
            <draw:polygon draw:style-name="gr95" draw:text-style-name="P16" draw:layer="controls" svg:width="0.816cm" svg:height="0.443cm" svg:x="14.862cm" svg:y="6.16cm" svg:viewBox="0 0 817 444" draw:points="594,444 817,323 223,0 0,121">
              <text:p/>
            </draw:polygon>
            <draw:path draw:style-name="gr96" draw:text-style-name="P17" draw:layer="controls" svg:width="0.519cm" svg:height="0.538cm" svg:x="15.01cm" svg:y="5.984cm" svg:viewBox="0 0 520 539" svg:d="M520 509c0-525-520-727-520-202 75 41 75 41 149 0 0-283 223-81 223 202 74 40 74 40 148 0z">
              <text:p/>
            </draw:path>
            <draw:path draw:style-name="gr97" draw:text-style-name="P18" draw:layer="controls" svg:width="0.297cm" svg:height="0.385cm" svg:x="15.085cm" svg:y="6.097cm" svg:viewBox="0 0 298 386" svg:d="M298 386c-1-363-297-524-298-242">
              <text:p/>
            </draw:path>
            <draw:polygon draw:style-name="gr98" draw:text-style-name="P19" draw:layer="controls" svg:width="0.593cm" svg:height="0.847cm" svg:x="14.862cm" svg:y="6.281cm" svg:viewBox="0 0 594 848" draw:points="594,848 594,323 0,0 0,525">
              <text:p/>
            </draw:polygon>
            <draw:path draw:style-name="gr99" draw:text-style-name="P20" draw:layer="controls" svg:width="0.127cm" svg:height="0.208cm" svg:x="15.105cm" svg:y="6.604cm" svg:viewBox="0 0 128 209" svg:d="M12 88c-74-201 223 0 74 41v80l-74-40z">
              <text:p/>
            </draw:path>
            <draw:polygon draw:style-name="gr100" draw:text-style-name="P21" draw:layer="controls" svg:width="0.222cm" svg:height="0.645cm" svg:x="15.456cm" svg:y="6.483cm" svg:viewBox="0 0 223 646" draw:points="0,646 0,121 223,0 223,525">
              <text:p/>
            </draw:polygon>
            <draw:path draw:style-name="gr101" draw:text-style-name="P18" draw:layer="controls" svg:width="0.816cm" svg:height="1.155cm" svg:x="14.862cm" svg:y="5.973cm" svg:viewBox="0 0 817 1156" svg:d="M149 227c74-444 520-161 520 202l148 81v525l-223 121-594-323v-525z">
              <text:p/>
            </draw:path>
            <draw:path draw:style-name="gr102" draw:text-style-name="P18" draw:layer="controls" svg:width="0.147cm" svg:height="0.128cm" svg:x="15.176cm" svg:y="6.164cm" svg:viewBox="0 0 148 129" svg:d="M0 42c36-103 138 7 148 87z">
              <text:p/>
            </draw:path>
          </draw:g>
        </draw:g>
        <draw:g>
          <draw:path draw:style-name="gr103" draw:text-style-name="P3" draw:layer="layout" svg:width="0.548cm" svg:height="0.732cm" svg:x="7.875cm" svg:y="2.367cm" svg:viewBox="0 0 549 733" svg:d="M0 733c239 0 549-209 549-419 0-209-9-314-183-314 0 224-366 433-366 733z">
            <text:p/>
          </draw:path>
          <draw:path draw:style-name="gr104" draw:text-style-name="P22" draw:layer="layout" svg:width="1.34cm" svg:height="1.257cm" svg:x="6.901cm" svg:y="1.895cm" svg:viewBox="0 0 1341 1258" svg:d="M1341 0c0 0 0 839-1 628 1 368-289 630-669 630s-670-262-671-630c1 1 0-261 0-628 0 367 305 628 671 628s670-261 670-628z">
            <text:p/>
          </draw:path>
          <draw:path draw:style-name="gr105" draw:text-style-name="P23" draw:layer="layout" svg:width="1.339cm" svg:height="1.255cm" svg:x="6.9cm" svg:y="1.267cm" svg:viewBox="0 0 1340 1256" svg:d="M670 0c380 0 670 272 670 628s-290 628-670 628-670-272-670-628 290-628 670-628z">
            <text:p/>
          </draw:path>
          <draw:polygon draw:style-name="gr106" draw:text-style-name="P24" draw:layer="layout" svg:width="0.365cm" svg:height="0.313cm" svg:x="7.632cm" svg:y="1.948cm" svg:viewBox="0 0 366 314" draw:points="183,0 122,52 366,262 305,314 61,105 0,157 0,0">
            <text:p/>
          </draw:polygon>
          <draw:polygon draw:style-name="gr107" draw:text-style-name="P24" draw:layer="layout" svg:width="0.365cm" svg:height="0.313cm" svg:x="7.144cm" svg:y="1.529cm" svg:viewBox="0 0 366 314" draw:points="305,209 366,157 366,314 183,314 243,262 0,52 61,0">
            <text:p/>
          </draw:polygon>
          <draw:polygon draw:style-name="gr108" draw:text-style-name="P24" draw:layer="layout" svg:width="0.365cm" svg:height="0.313cm" svg:x="7.144cm" svg:y="1.948cm" svg:viewBox="0 0 366 314" draw:points="61,209 305,0 366,52 122,262 183,314 0,314 0,157">
            <text:p/>
          </draw:polygon>
          <draw:polygon draw:style-name="gr109" draw:text-style-name="P24" draw:layer="layout" svg:width="0.365cm" svg:height="0.313cm" svg:x="7.632cm" svg:y="1.529cm" svg:viewBox="0 0 366 314" draw:points="243,52 183,0 366,0 366,157 305,105 61,314 0,262">
            <text:p/>
          </draw:polygon>
          <draw:path draw:style-name="gr110" draw:text-style-name="P25" draw:layer="layout" svg:width="1.34cm" svg:height="1.884cm" svg:x="6.9cm" svg:y="1.267cm" svg:viewBox="0 0 1341 1885" svg:d="M670 0c380 0 671 272 671 628v629c0 366-305 628-670 628-366 0-671-262-671-628 0 0 1-629 0-629 0-356 290-628 670-628z">
            <text:p/>
          </draw:path>
        </draw:g>
        <draw:g>
          <draw:glue-point draw:id="4" svg:x="1.25cm" svg:y="-5cm"/>
          <draw:glue-point draw:id="5" svg:x="2.812cm" svg:y="-4cm"/>
          <draw:glue-point draw:id="6" svg:x="4.375cm" svg:y="-3cm"/>
          <draw:glue-point draw:id="7" svg:x="4.375cm" svg:y="-1cm"/>
          <draw:glue-point draw:id="8" svg:x="4.375cm" svg:y="1cm"/>
          <draw:glue-point draw:id="9" svg:x="1.25cm" svg:y="3cm"/>
          <draw:glue-point draw:id="10" svg:x="-1.875cm" svg:y="4.9cm"/>
          <draw:glue-point draw:id="11" svg:x="-3.437cm" svg:y="4cm"/>
          <draw:glue-point draw:id="12" svg:x="-5cm" svg:y="3cm"/>
          <draw:glue-point draw:id="13" svg:x="-5cm" svg:y="1cm"/>
          <draw:glue-point draw:id="14" svg:x="-5cm" svg:y="-1cm"/>
          <draw:glue-point draw:id="15" svg:x="-1.875cm" svg:y="-3cm"/>
          <draw:path draw:style-name="gr111" draw:text-style-name="P3" draw:layer="layout" svg:width="2.395cm" svg:height="1.546cm" svg:x="26.856cm" svg:y="4.532cm" svg:viewBox="0 0 2396 1547" svg:d="M0 1547c193 0 2396-1138 2396-1274 0-137-89-273-282-273 0 136-2114 1320-2114 1547z">
            <text:p/>
          </draw:path>
          <draw:g>
            <draw:polygon draw:style-name="gr112" draw:text-style-name="P9" draw:layer="layout" svg:width="1.408cm" svg:height="2.73cm" svg:x="25.447cm" svg:y="3.394cm" svg:viewBox="0 0 1409 2731" draw:points="0,1820 0,0 1409,910 1409,2731">
              <text:p/>
            </draw:polygon>
            <draw:polygon draw:style-name="gr113" draw:text-style-name="P10" draw:layer="layout" svg:width="2.113cm" svg:height="3.185cm" svg:x="26.856cm" svg:y="2.939cm" svg:viewBox="0 0 2114 3186" draw:points="0,3186 0,1365 2114,0 2114,1820">
              <text:p/>
            </draw:polygon>
            <draw:polygon draw:style-name="gr114" draw:text-style-name="P11" draw:layer="layout" svg:width="3.522cm" svg:height="2.275cm" svg:x="25.447cm" svg:y="2.029cm" svg:viewBox="0 0 3523 2276" draw:points="1409,2276 0,1365 2114,0 3523,910">
              <text:p/>
            </draw:polygon>
            <draw:polygon draw:style-name="gr115" draw:text-style-name="P8" draw:layer="layout" svg:width="3.522cm" svg:height="4.095cm" svg:x="25.447cm" svg:y="2.029cm" svg:viewBox="0 0 3523 4096" draw:points="0,3186 0,1365 2114,0 3523,910 3523,2731 1409,4096">
              <text:p/>
            </draw:polygon>
            <draw:polygon draw:style-name="gr116" draw:text-style-name="P12" draw:layer="layout" svg:width="0.07cm" svg:height="0.181cm" svg:x="26.434cm" svg:y="4.305cm" svg:viewBox="0 0 71 182" draw:points="0,136 0,0 71,46 71,182">
              <text:p/>
            </draw:polygon>
            <draw:polygon draw:style-name="gr117" draw:text-style-name="P13" draw:layer="layout" svg:width="0.14cm" svg:height="0.318cm" svg:x="26.575cm" svg:y="4.305cm" svg:viewBox="0 0 141 319" draw:points="0,228 0,0 141,91 141,319">
              <text:p/>
            </draw:polygon>
            <draw:line draw:style-name="gr118" draw:text-style-name="P26" draw:layer="layout" svg:x1="28.336cm" svg:y1="4.213cm" svg:x2="28.899cm" svg:y2="3.849cm">
              <text:p/>
            </draw:line>
            <draw:g>
              <draw:line draw:style-name="gr119" draw:text-style-name="P5" draw:layer="layout" svg:x1="26.292cm" svg:y1="5.579cm" svg:x2="26.151cm" svg:y2="5.488cm">
                <text:p/>
              </draw:line>
              <draw:line draw:style-name="gr120" draw:text-style-name="P5" draw:layer="layout" svg:x1="26.151cm" svg:y1="4.532cm" svg:x2="26.151cm" svg:y2="5.488cm">
                <text:p/>
              </draw:line>
              <draw:line draw:style-name="gr121" draw:text-style-name="P5" draw:layer="layout" svg:x1="26.292cm" svg:y1="4.623cm" svg:x2="26.292cm" svg:y2="5.579cm">
                <text:p/>
              </draw:line>
              <draw:line draw:style-name="gr122" draw:text-style-name="P5" draw:layer="layout" svg:x1="26.292cm" svg:y1="4.623cm" svg:x2="26.151cm" svg:y2="4.532cm">
                <text:p/>
              </draw:line>
            </draw:g>
            <draw:g>
              <draw:line draw:style-name="gr123" draw:text-style-name="P5" draw:layer="layout" svg:x1="25.659cm" svg:y1="5.17cm" svg:x2="25.518cm" svg:y2="5.079cm">
                <text:p/>
              </draw:line>
              <draw:line draw:style-name="gr124" draw:text-style-name="P5" draw:layer="layout" svg:x1="25.518cm" svg:y1="4.123cm" svg:x2="25.518cm" svg:y2="5.079cm">
                <text:p/>
              </draw:line>
              <draw:line draw:style-name="gr125" draw:text-style-name="P5" draw:layer="layout" svg:x1="25.659cm" svg:y1="4.214cm" svg:x2="25.659cm" svg:y2="5.17cm">
                <text:p/>
              </draw:line>
              <draw:line draw:style-name="gr126" draw:text-style-name="P5" draw:layer="layout" svg:x1="25.659cm" svg:y1="4.214cm" svg:x2="25.518cm" svg:y2="4.123cm">
                <text:p/>
              </draw:line>
            </draw:g>
            <draw:g>
              <draw:line draw:style-name="gr127" draw:text-style-name="P5" draw:layer="layout" svg:x1="25.87cm" svg:y1="5.306cm" svg:x2="25.729cm" svg:y2="5.215cm">
                <text:p/>
              </draw:line>
              <draw:line draw:style-name="gr128" draw:text-style-name="P5" draw:layer="layout" svg:x1="25.729cm" svg:y1="4.259cm" svg:x2="25.729cm" svg:y2="5.215cm">
                <text:p/>
              </draw:line>
              <draw:line draw:style-name="gr129" draw:text-style-name="P5" draw:layer="layout" svg:x1="25.87cm" svg:y1="4.35cm" svg:x2="25.87cm" svg:y2="5.306cm">
                <text:p/>
              </draw:line>
              <draw:line draw:style-name="gr130" draw:text-style-name="P5" draw:layer="layout" svg:x1="25.87cm" svg:y1="4.35cm" svg:x2="25.729cm" svg:y2="4.259cm">
                <text:p/>
              </draw:line>
            </draw:g>
            <draw:g>
              <draw:line draw:style-name="gr131" draw:text-style-name="P5" draw:layer="layout" svg:x1="26.081cm" svg:y1="5.443cm" svg:x2="25.94cm" svg:y2="5.352cm">
                <text:p/>
              </draw:line>
              <draw:line draw:style-name="gr132" draw:text-style-name="P5" draw:layer="layout" svg:x1="25.94cm" svg:y1="4.396cm" svg:x2="25.94cm" svg:y2="5.352cm">
                <text:p/>
              </draw:line>
              <draw:line draw:style-name="gr133" draw:text-style-name="P5" draw:layer="layout" svg:x1="26.081cm" svg:y1="4.486cm" svg:x2="26.081cm" svg:y2="5.442cm">
                <text:p/>
              </draw:line>
              <draw:line draw:style-name="gr134" draw:text-style-name="P5" draw:layer="layout" svg:x1="26.081cm" svg:y1="4.487cm" svg:x2="25.94cm" svg:y2="4.396cm">
                <text:p/>
              </draw:line>
            </draw:g>
            <draw:g>
              <draw:line draw:style-name="gr135" draw:text-style-name="P5" draw:layer="layout" svg:x1="26.504cm" svg:y1="5.715cm" svg:x2="26.363cm" svg:y2="5.624cm">
                <text:p/>
              </draw:line>
              <draw:line draw:style-name="gr136" draw:text-style-name="P5" draw:layer="layout" svg:x1="26.363cm" svg:y1="4.669cm" svg:x2="26.363cm" svg:y2="5.625cm">
                <text:p/>
              </draw:line>
              <draw:line draw:style-name="gr137" draw:text-style-name="P5" draw:layer="layout" svg:x1="26.504cm" svg:y1="4.76cm" svg:x2="26.504cm" svg:y2="5.716cm">
                <text:p/>
              </draw:line>
              <draw:line draw:style-name="gr138" draw:text-style-name="P5" draw:layer="layout" svg:x1="26.504cm" svg:y1="4.76cm" svg:x2="26.363cm" svg:y2="4.669cm">
                <text:p/>
              </draw:line>
            </draw:g>
            <draw:g>
              <draw:line draw:style-name="gr139" draw:text-style-name="P5" draw:layer="layout" svg:x1="26.716cm" svg:y1="5.852cm" svg:x2="26.575cm" svg:y2="5.761cm">
                <text:p/>
              </draw:line>
              <draw:line draw:style-name="gr140" draw:text-style-name="P5" draw:layer="layout" svg:x1="26.575cm" svg:y1="4.805cm" svg:x2="26.575cm" svg:y2="5.761cm">
                <text:p/>
              </draw:line>
              <draw:line draw:style-name="gr141" draw:text-style-name="P5" draw:layer="layout" svg:x1="26.716cm" svg:y1="4.897cm" svg:x2="26.716cm" svg:y2="5.853cm">
                <text:p/>
              </draw:line>
              <draw:line draw:style-name="gr142" draw:text-style-name="P5" draw:layer="layout" svg:x1="26.716cm" svg:y1="4.896cm" svg:x2="26.575cm" svg:y2="4.805cm">
                <text:p/>
              </draw:line>
            </draw:g>
            <draw:line draw:style-name="gr143" draw:text-style-name="P26" draw:layer="layout" svg:x1="28.336cm" svg:y1="4.305cm" svg:x2="28.899cm" svg:y2="3.941cm">
              <text:p/>
            </draw:line>
            <draw:line draw:style-name="gr144" draw:text-style-name="P26" draw:layer="layout" svg:x1="28.336cm" svg:y1="4.395cm" svg:x2="28.899cm" svg:y2="4.031cm">
              <text:p/>
            </draw:line>
            <draw:line draw:style-name="gr145" draw:text-style-name="P26" draw:layer="layout" svg:x1="28.336cm" svg:y1="4.487cm" svg:x2="28.899cm" svg:y2="4.123cm">
              <text:p/>
            </draw:line>
            <draw:line draw:style-name="gr146" draw:text-style-name="P26" draw:layer="layout" svg:x1="28.336cm" svg:y1="4.578cm" svg:x2="28.899cm" svg:y2="4.214cm">
              <text:p/>
            </draw:line>
            <draw:line draw:style-name="gr147" draw:text-style-name="P26" draw:layer="layout" svg:x1="28.336cm" svg:y1="4.669cm" svg:x2="28.899cm" svg:y2="4.305cm">
              <text:p/>
            </draw:line>
            <draw:line draw:style-name="gr148" draw:text-style-name="P26" draw:layer="layout" svg:x1="28.336cm" svg:y1="4.76cm" svg:x2="28.899cm" svg:y2="4.396cm">
              <text:p/>
            </draw:line>
            <draw:line draw:style-name="gr149" draw:text-style-name="P26" draw:layer="layout" svg:x1="28.336cm" svg:y1="4.85cm" svg:x2="28.899cm" svg:y2="4.486cm">
              <text:p/>
            </draw:line>
            <draw:line draw:style-name="gr150" draw:text-style-name="P26" draw:layer="layout" svg:x1="28.336cm" svg:y1="4.942cm" svg:x2="28.899cm" svg:y2="4.578cm">
              <text:p/>
            </draw:line>
            <draw:line draw:style-name="gr151" draw:text-style-name="P26" draw:layer="layout" svg:x1="28.336cm" svg:y1="5.033cm" svg:x2="28.899cm" svg:y2="4.669cm">
              <text:p/>
            </draw:line>
          </draw:g>
        </draw:g>
        <draw:line draw:style-name="gr152" draw:text-style-name="P27" draw:layer="layout" svg:x1="2.905cm" svg:y1="2.016cm" svg:x2="7.408cm" svg:y2="2.156cm">
          <text:p/>
        </draw:line>
        <draw:line draw:style-name="gr152" draw:text-style-name="P27" draw:layer="layout" svg:x1="7.408cm" svg:y1="1.902cm" svg:x2="11.414cm" svg:y2="2.143cm">
          <text:p/>
        </draw:line>
        <draw:line draw:style-name="gr152" draw:text-style-name="P27" draw:layer="layout" svg:x1="15.917cm" svg:y1="2.41cm" svg:x2="19.6cm" svg:y2="5.585cm">
          <text:p/>
        </draw:line>
        <draw:line draw:style-name="gr152" draw:text-style-name="P27" draw:layer="layout" svg:x1="11.678cm" svg:y1="2.41cm" svg:x2="15.488cm" svg:y2="1.902cm">
          <text:p/>
        </draw:line>
        <draw:line draw:style-name="gr152" draw:text-style-name="P27" draw:layer="layout" svg:x1="11.345cm" svg:y1="2.029cm" svg:x2="4.693cm" svg:y2="5.585cm">
          <text:p/>
        </draw:line>
        <draw:line draw:style-name="gr152" draw:text-style-name="P27" draw:layer="layout" svg:x1="26.204cm" svg:y1="4.696cm" svg:x2="20.489cm" svg:y2="6.22cm">
          <text:p/>
        </draw:line>
        <draw:line draw:style-name="gr152" draw:text-style-name="P27" draw:layer="layout" svg:x1="20.187cm" svg:y1="5.331cm" svg:x2="16.631cm" svg:y2="11.935cm">
          <text:p/>
        </draw:line>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53" draw:text-style-name="P3" draw:layer="layout" svg:width="0.366cm" svg:height="0.354cm" svg:x="1.708cm" svg:y="11.036cm" svg:viewBox="0 0 367 355" svg:d="M6 355c86-5 207-5 328-75s-121-280-242-280c0 0-121 357-86 355z">
            <text:p/>
          </draw:path>
          <draw:g>
            <draw:polygon draw:style-name="gr154" draw:text-style-name="P28" draw:layer="layout" svg:width="0.628cm" svg:height="1.557cm" svg:x="1.058cm" svg:y="9.828cm" svg:viewBox="0 0 629 1558" draw:points="0,1195 0,0 629,364 629,1558">
              <text:p/>
            </draw:polygon>
            <draw:polygon draw:style-name="gr155" draw:text-style-name="P29" draw:layer="layout" svg:width="0.448cm" svg:height="1.09cm" svg:x="1.148cm" svg:y="9.984cm" svg:viewBox="0 0 449 1091" draw:points="0,831 0,0 449,260 449,1091">
              <text:p/>
            </draw:polygon>
            <draw:polygon draw:style-name="gr156" draw:text-style-name="P30" draw:layer="layout" svg:width="0.718cm" svg:height="0.414cm" svg:x="1.058cm" svg:y="9.776cm" svg:viewBox="0 0 719 415" draw:points="629,415 0,52 90,0 719,364">
              <text:p/>
            </draw:polygon>
            <draw:polygon draw:style-name="gr157" draw:text-style-name="P31" draw:layer="layout" svg:width="0.089cm" svg:height="1.245cm" svg:x="1.687cm" svg:y="10.14cm" svg:viewBox="0 0 90 1246" draw:points="0,1246 0,52 90,0 90,1195">
              <text:p/>
            </draw:polygon>
            <draw:polygon draw:style-name="gr158" draw:text-style-name="P8" draw:layer="layout" svg:width="0.718cm" svg:height="1.609cm" svg:x="1.058cm" svg:y="9.776cm" svg:viewBox="0 0 719 1610" draw:points="90,0 719,364 719,1558 629,1610 0,1246 0,52">
              <text:p/>
            </draw:polygon>
            <draw:line draw:style-name="gr159" draw:text-style-name="P5" draw:layer="layout" svg:x1="1.238cm" svg:y1="10.971cm" svg:x2="1.508cm" svg:y2="11.127cm">
              <text:p/>
            </draw:line>
          </draw:g>
        </draw:g>
        <draw:line draw:style-name="gr152" draw:text-style-name="P27" draw:layer="layout" svg:x1="4.439cm" svg:y1="6.093cm" svg:x2="3.169cm" svg:y2="9.014cm">
          <text:p/>
        </draw:line>
        <draw:g>
          <draw:glue-point draw:id="4" svg:x="3.888cm" svg:y="0.154cm"/>
          <draw:glue-point draw:id="5" svg:x="1.148cm" svg:y="-3.571cm"/>
          <draw:glue-point draw:id="6" svg:x="-5cm" svg:y="2.113cm"/>
          <draw:glue-point draw:id="7" svg:x="0.185cm" svg:y="5cm"/>
          <draw:glue-point draw:id="8" svg:x="3.703cm" svg:y="3.041cm"/>
          <draw:path draw:style-name="gr160" draw:text-style-name="P3" draw:layer="layout" svg:width="2.272cm" svg:height="1.413cm" svg:x="3.436cm" svg:y="11.155cm" svg:viewBox="0 0 2273 1414" svg:d="M4 1414c239 0 2269-505 2269-959 0-455-546-455-786-455 0 152-1571 303-1483 1414z">
            <text:p/>
          </draw:path>
          <draw:g>
            <draw:polygon draw:style-name="gr161" draw:text-style-name="P11" draw:layer="layout" svg:width="4.106cm" svg:height="2.373cm" svg:x="0.99cm" svg:y="9.943cm" svg:viewBox="0 0 4107 2374" draw:points="2447,2374 0,960 1660,0 4107,1414">
              <text:p/>
            </draw:polygon>
            <draw:polygon draw:style-name="gr162" draw:text-style-name="P32" draw:layer="layout" svg:width="2.708cm" svg:height="1.565cm" svg:x="1.951cm" svg:y="10.196cm" svg:viewBox="0 0 2709 1566" draw:points="0,404 699,0 2709,1162 2010,1566">
              <text:p/>
            </draw:polygon>
            <draw:polygon draw:style-name="gr163" draw:text-style-name="P9" draw:layer="layout" svg:width="2.446cm" svg:height="3.636cm" svg:x="2.65cm" svg:y="7.721cm" svg:viewBox="0 0 2447 3637" draw:points="0,2223 0,0 2447,1414 2447,3637">
              <text:p/>
            </draw:polygon>
            <draw:polygon draw:style-name="gr164" draw:text-style-name="P29" draw:layer="layout" svg:width="2.271cm" svg:height="3.181cm" svg:x="2.738cm" svg:y="7.872cm" svg:viewBox="0 0 2272 3182" draw:points="0,1869 0,0 2272,1313 2272,3182">
              <text:p/>
            </draw:polygon>
            <draw:polygon draw:style-name="gr165" draw:text-style-name="P11" draw:layer="layout" svg:width="2.533cm" svg:height="1.464cm" svg:x="2.65cm" svg:y="7.67cm" svg:viewBox="0 0 2534 1465" draw:points="2447,1465 0,51 87,0 2534,1414">
              <text:p/>
            </draw:polygon>
            <draw:polygon draw:style-name="gr166" draw:text-style-name="P33" draw:layer="layout" svg:width="0.086cm" svg:height="2.272cm" svg:x="5.097cm" svg:y="9.084cm" svg:viewBox="0 0 87 2273" draw:points="0,2273 0,51 87,0 87,2223">
              <text:p/>
            </draw:polygon>
            <draw:polygon draw:style-name="gr167" draw:text-style-name="P33" draw:layer="layout" svg:width="1.659cm" svg:height="1.211cm" svg:x="3.437cm" svg:y="11.357cm" svg:viewBox="0 0 1660 1212" draw:points="0,1212 0,960 1660,0 1660,253">
              <text:p/>
            </draw:polygon>
            <draw:line draw:style-name="gr168" draw:text-style-name="P5" draw:layer="layout" svg:x1="2.126cm" svg:y1="10.499cm" svg:x2="4.136cm" svg:y2="11.661cm">
              <text:p/>
            </draw:line>
            <draw:line draw:style-name="gr169" draw:text-style-name="P5" draw:layer="layout" svg:x1="2.301cm" svg:y1="10.398cm" svg:x2="4.311cm" svg:y2="11.56cm">
              <text:p/>
            </draw:line>
            <draw:line draw:style-name="gr170" draw:text-style-name="P5" draw:layer="layout" svg:x1="2.476cm" svg:y1="10.297cm" svg:x2="4.486cm" svg:y2="11.459cm">
              <text:p/>
            </draw:line>
            <draw:line draw:style-name="gr171" draw:text-style-name="P5" draw:layer="layout" svg:x1="4.223cm" svg:y1="11.307cm" svg:x2="4.398cm" svg:y2="11.206cm">
              <text:p/>
            </draw:line>
            <draw:line draw:style-name="gr172" draw:text-style-name="P5" draw:layer="layout" svg:x1="4.049cm" svg:y1="11.206cm" svg:x2="4.224cm" svg:y2="11.105cm">
              <text:p/>
            </draw:line>
            <draw:line draw:style-name="gr173" draw:text-style-name="P5" draw:layer="layout" svg:x1="3.874cm" svg:y1="11.105cm" svg:x2="4.049cm" svg:y2="11.004cm">
              <text:p/>
            </draw:line>
            <draw:line draw:style-name="gr174" draw:text-style-name="P5" draw:layer="layout" svg:x1="3.961cm" svg:y1="11.357cm" svg:x2="4.136cm" svg:y2="11.256cm">
              <text:p/>
            </draw:line>
            <draw:line draw:style-name="gr175" draw:text-style-name="P5" draw:layer="layout" svg:x1="3.786cm" svg:y1="11.256cm" svg:x2="3.961cm" svg:y2="11.155cm">
              <text:p/>
            </draw:line>
            <draw:line draw:style-name="gr176" draw:text-style-name="P5" draw:layer="layout" svg:x1="3.612cm" svg:y1="11.155cm" svg:x2="3.787cm" svg:y2="11.054cm">
              <text:p/>
            </draw:line>
            <draw:line draw:style-name="gr177" draw:text-style-name="P5" draw:layer="layout" svg:x1="3.699cm" svg:y1="11.004cm" svg:x2="3.874cm" svg:y2="10.903cm">
              <text:p/>
            </draw:line>
            <draw:line draw:style-name="gr178" draw:text-style-name="P5" draw:layer="layout" svg:x1="3.437cm" svg:y1="11.054cm" svg:x2="3.612cm" svg:y2="10.953cm">
              <text:p/>
            </draw:line>
            <draw:line draw:style-name="gr179" draw:text-style-name="P5" draw:layer="layout" svg:x1="3.524cm" svg:y1="10.903cm" svg:x2="3.699cm" svg:y2="10.802cm">
              <text:p/>
            </draw:line>
            <draw:line draw:style-name="gr180" draw:text-style-name="P5" draw:layer="layout" svg:x1="3.349cm" svg:y1="10.802cm" svg:x2="3.524cm" svg:y2="10.701cm">
              <text:p/>
            </draw:line>
            <draw:line draw:style-name="gr181" draw:text-style-name="P5" draw:layer="layout" svg:x1="3.175cm" svg:y1="10.701cm" svg:x2="3.35cm" svg:y2="10.6cm">
              <text:p/>
            </draw:line>
            <draw:line draw:style-name="gr182" draw:text-style-name="P5" draw:layer="layout" svg:x1="3.262cm" svg:y1="10.953cm" svg:x2="3.437cm" svg:y2="10.852cm">
              <text:p/>
            </draw:line>
            <draw:line draw:style-name="gr183" draw:text-style-name="P5" draw:layer="layout" svg:x1="3.087cm" svg:y1="10.852cm" svg:x2="3.262cm" svg:y2="10.751cm">
              <text:p/>
            </draw:line>
            <draw:line draw:style-name="gr184" draw:text-style-name="P5" draw:layer="layout" svg:x1="2.913cm" svg:y1="10.751cm" svg:x2="3.088cm" svg:y2="10.65cm">
              <text:p/>
            </draw:line>
            <draw:line draw:style-name="gr185" draw:text-style-name="P5" draw:layer="layout" svg:x1="3cm" svg:y1="10.6cm" svg:x2="3.175cm" svg:y2="10.499cm">
              <text:p/>
            </draw:line>
            <draw:line draw:style-name="gr186" draw:text-style-name="P5" draw:layer="layout" svg:x1="2.738cm" svg:y1="10.65cm" svg:x2="2.913cm" svg:y2="10.549cm">
              <text:p/>
            </draw:line>
            <draw:line draw:style-name="gr187" draw:text-style-name="P5" draw:layer="layout" svg:x1="2.825cm" svg:y1="10.499cm" svg:x2="3cm" svg:y2="10.398cm">
              <text:p/>
            </draw:line>
            <draw:line draw:style-name="gr188" draw:text-style-name="P5" draw:layer="layout" svg:x1="2.65cm" svg:y1="10.398cm" svg:x2="2.825cm" svg:y2="10.297cm">
              <text:p/>
            </draw:line>
            <draw:line draw:style-name="gr189" draw:text-style-name="P5" draw:layer="layout" svg:x1="2.563cm" svg:y1="10.549cm" svg:x2="2.738cm" svg:y2="10.448cm">
              <text:p/>
            </draw:line>
            <draw:line draw:style-name="gr190" draw:text-style-name="P5" draw:layer="layout" svg:x1="3.699cm" svg:y1="11.408cm" svg:x2="3.874cm" svg:y2="11.307cm">
              <text:p/>
            </draw:line>
            <draw:line draw:style-name="gr191" draw:text-style-name="P5" draw:layer="layout" svg:x1="3.524cm" svg:y1="11.307cm" svg:x2="3.699cm" svg:y2="11.206cm">
              <text:p/>
            </draw:line>
            <draw:line draw:style-name="gr192" draw:text-style-name="P5" draw:layer="layout" svg:x1="3.349cm" svg:y1="11.206cm" svg:x2="3.524cm" svg:y2="11.105cm">
              <text:p/>
            </draw:line>
            <draw:line draw:style-name="gr193" draw:text-style-name="P5" draw:layer="layout" svg:x1="3.262cm" svg:y1="11.357cm" svg:x2="3.437cm" svg:y2="11.256cm">
              <text:p/>
            </draw:line>
            <draw:line draw:style-name="gr194" draw:text-style-name="P5" draw:layer="layout" svg:x1="3.087cm" svg:y1="11.256cm" svg:x2="3.262cm" svg:y2="11.155cm">
              <text:p/>
            </draw:line>
            <draw:line draw:style-name="gr195" draw:text-style-name="P5" draw:layer="layout" svg:x1="3.175cm" svg:y1="11.105cm" svg:x2="3.35cm" svg:y2="11.004cm">
              <text:p/>
            </draw:line>
            <draw:line draw:style-name="gr196" draw:text-style-name="P5" draw:layer="layout" svg:x1="3cm" svg:y1="11.004cm" svg:x2="3.175cm" svg:y2="10.903cm">
              <text:p/>
            </draw:line>
            <draw:line draw:style-name="gr197" draw:text-style-name="P5" draw:layer="layout" svg:x1="2.825cm" svg:y1="10.903cm" svg:x2="3cm" svg:y2="10.802cm">
              <text:p/>
            </draw:line>
            <draw:line draw:style-name="gr198" draw:text-style-name="P5" draw:layer="layout" svg:x1="2.65cm" svg:y1="10.802cm" svg:x2="2.825cm" svg:y2="10.701cm">
              <text:p/>
            </draw:line>
            <draw:line draw:style-name="gr199" draw:text-style-name="P5" draw:layer="layout" svg:x1="2.388cm" svg:y1="10.852cm" svg:x2="2.563cm" svg:y2="10.751cm">
              <text:p/>
            </draw:line>
            <draw:line draw:style-name="gr200" draw:text-style-name="P5" draw:layer="layout" svg:x1="2.476cm" svg:y1="10.701cm" svg:x2="2.651cm" svg:y2="10.6cm">
              <text:p/>
            </draw:line>
            <draw:line draw:style-name="gr201" draw:text-style-name="P5" draw:layer="layout" svg:x1="2.213cm" svg:y1="10.751cm" svg:x2="2.388cm" svg:y2="10.65cm">
              <text:p/>
            </draw:line>
            <draw:line draw:style-name="gr202" draw:text-style-name="P5" draw:layer="layout" svg:x1="3.612cm" svg:y1="11.56cm" svg:x2="3.787cm" svg:y2="11.459cm">
              <text:p/>
            </draw:line>
            <draw:line draw:style-name="gr203" draw:text-style-name="P5" draw:layer="layout" svg:x1="3.437cm" svg:y1="11.458cm" svg:x2="3.612cm" svg:y2="11.357cm">
              <text:p/>
            </draw:line>
            <draw:polygon draw:style-name="gr204" draw:text-style-name="P9" draw:layer="layout" svg:width="2.446cm" svg:height="1.666cm" svg:x="0.99cm" svg:y="10.903cm" svg:viewBox="0 0 2447 1667" draw:points="0,253 0,0 2447,1414 2447,1667">
              <text:p/>
            </draw:polygon>
            <draw:polygon draw:style-name="gr205" draw:text-style-name="P8" draw:layer="layout" svg:width="4.194cm" svg:height="4.899cm" svg:x="0.99cm" svg:y="7.67cm" svg:viewBox="0 0 4195 4900" draw:points="1748,0 4195,1414 4195,3637 4107,3687 4107,3940 2447,4900 0,3485 0,3233 1660,2273 1660,51">
              <text:p/>
            </draw:polygon>
            <draw:polygon draw:style-name="gr206" draw:text-style-name="P34" draw:layer="layout" svg:width="1.048cm" svg:height="0.605cm" svg:x="2.039cm" svg:y="11.054cm" svg:viewBox="0 0 1049 606" draw:points="0,253 437,0 1049,354 612,606">
              <text:p/>
            </draw:polygon>
            <draw:line draw:style-name="gr207" draw:text-style-name="P5" draw:layer="layout" svg:x1="4.136cm" svg:y1="11.458cm" svg:x2="4.311cm" svg:y2="11.357cm">
              <text:p/>
            </draw:line>
            <draw:line draw:style-name="gr208" draw:text-style-name="P5" draw:layer="layout" svg:x1="3.874cm" svg:y1="11.509cm" svg:x2="4.049cm" svg:y2="11.408cm">
              <text:p/>
            </draw:line>
          </draw:g>
        </draw:g>
        <draw:line draw:style-name="gr152" draw:text-style-name="P27" draw:layer="layout" svg:x1="3.423cm" svg:y1="5.585cm" svg:x2="1.312cm" svg:y2="10.538cm">
          <text:p/>
        </draw:line>
        <draw:line draw:style-name="gr152" draw:text-style-name="P27" draw:layer="layout" svg:x1="19.6cm" svg:y1="6.22cm" svg:x2="14.139cm" svg:y2="5.204cm">
          <text:p/>
        </draw:line>
        <draw:frame draw:style-name="gr209" draw:text-style-name="P35" draw:layer="layout" svg:width="3.556cm" svg:height="1.484cm" svg:x="22.267cm" svg:y="0.632cm">
          <draw:text-box>
            <text:p><text:span text:style-name="T2">Main business server</text:span></text:p>
            <text:p><text:span text:style-name="T2">192.164.1.3</text:span></text:p>
          </draw:text-box>
        </draw:frame>
        <draw:frame draw:style-name="gr210" draw:text-style-name="P35" draw:layer="layout" svg:width="3.583cm" svg:height="1.547cm" svg:x="9.44cm" svg:y="2.664cm">
          <draw:text-box>
            <text:p><text:span text:style-name="T3">Firewall</text:span></text:p>
            <text:p><text:span text:style-name="T3">192.168.1.2/24</text:span></text:p>
          </draw:text-box>
        </draw:frame>
        <draw:frame draw:style-name="gr211" draw:text-style-name="P35" draw:layer="layout" svg:width="3.429cm" svg:height="0.683cm" svg:x="3.09cm" svg:y="0.886cm">
          <draw:text-box>
            <text:p><text:span text:style-name="T3">internet</text:span></text:p>
          </draw:text-box>
        </draw:frame>
        <draw:frame draw:style-name="gr212" draw:text-style-name="P35" draw:layer="layout" svg:width="3.302cm" svg:height="0.725cm" svg:x="19.6cm" svg:y="7.654cm">
          <draw:text-box>
            <text:p><text:span text:style-name="T4">Main switch</text:span></text:p>
          </draw:text-box>
        </draw:frame>
        <draw:frame draw:style-name="gr213" draw:text-style-name="P35" draw:layer="layout" svg:width="4.064cm" svg:height="2.411cm" svg:x="25.696cm" svg:y="5.966cm">
          <draw:text-box>
            <text:p><text:span text:style-name="T3">NAS with shares and access rights configured for all users</text:span></text:p>
            <text:p><text:span text:style-name="T3">192.164.1.4/24</text:span></text:p>
          </draw:text-box>
        </draw:frame>
        <draw:frame draw:style-name="gr214" draw:text-style-name="P35" draw:layer="layout" svg:width="3.556cm" svg:height="1.115cm" svg:x="0.931cm" svg:y="6.375cm">
          <draw:text-box>
            <text:p><text:span text:style-name="T3">Wifi router</text:span></text:p>
            <text:p><text:span text:style-name="T3">192.168.1.5/24</text:span></text:p>
          </draw:text-box>
        </draw:frame>
        <draw:frame draw:style-name="gr215" draw:text-style-name="P35" draw:layer="layout" svg:width="5.588cm" svg:height="1.979cm" svg:x="11.599cm" svg:y="7.01cm">
          <draw:text-box>
            <text:p><text:span text:style-name="T3">Authentication server and AD/DC, DNS,DHCP – 192.164.1.12-20</text:span></text:p>
            <text:p><text:span text:style-name="T3"/></text:p>
          </draw:text-box>
        </draw:frame>
        <draw:frame draw:style-name="gr216" draw:text-style-name="P35" draw:layer="layout" svg:width="8.128cm" svg:height="5.087cm" svg:x="6.011cm" svg:y="9.395cm">
          <draw:text-box>
            <text:p><text:span text:style-name="T3">Multi purpose server – holds VMs for other services- 192.168.1.11/24</text:span></text:p>
            <text:p><text:span text:style-name="T3">Print server -192.168.1.10/24</text:span></text:p>
            <text:p><text:span text:style-name="T3">Intranet-129.168.1.6/24</text:span></text:p>
            <text:p><text:span text:style-name="T3">Intercom – 192.168.1.7/24</text:span></text:p>
            <text:p><text:span text:style-name="T3">Antivirus – 192.168.1.8/24</text:span></text:p>
            <text:p><text:span text:style-name="T3">Mail – 192.168.1.9/24</text:span></text:p>
            <text:p><text:span text:style-name="T3"/></text:p>
            <text:p><text:span text:style-name="T3"/></text:p>
            <text:p><text:span text:style-name="T4"/></text:p>
            <text:p><text:span text:style-name="T4"/></text:p>
          </draw:text-box>
        </draw:frame>
        <draw:frame draw:style-name="gr217" draw:text-style-name="P35" draw:layer="layout" svg:width="5.08cm" svg:height="1.787cm" svg:x="0.55cm" svg:y="12.443cm">
          <draw:text-box>
            <text:p><text:span text:style-name="T5">Wifi connected devices</text:span></text:p>
            <text:p><text:span text:style-name="T5">IP – 192.168.1.71-100</text:span></text:p>
          </draw:text-box>
        </draw:frame>
        <draw:frame draw:style-name="gr218" draw:text-style-name="P35" draw:layer="layout" svg:width="4.445cm" svg:height="1.275cm" svg:x="3.852cm" svg:y="2.786cm">
          <draw:text-box>
            <text:p><text:span text:style-name="T3">ISP router/modem</text:span></text:p>
            <text:p><text:span text:style-name="T3">197.129.129.129/26</text:span></text:p>
          </draw:text-box>
        </draw:fram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19" draw:text-style-name="P3" draw:layer="layout" svg:width="1.757cm" svg:height="1.1cm" svg:x="15.448cm" svg:y="2.114cm" svg:viewBox="0 0 1758 1101" svg:d="M0 1101c402 0 1758-423 1758-762s-146-339-293-339c0 254-1465 761-1465 1101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20" draw:text-style-name="P10" draw:layer="layout" svg:width="1.464cm" svg:height="1.439cm" svg:x="15.448cm" svg:y="1.775cm" svg:viewBox="0 0 1465 1440" draw:points="0,1440 0,847 1465,0 1465,593">
              <text:p/>
            </draw:polygon>
            <draw:polygon draw:style-name="gr221" draw:text-style-name="P11" draw:layer="layout" svg:width="3.662cm" svg:height="2.116cm" svg:x="13.25cm" svg:y="0.505cm" svg:viewBox="0 0 3663 2117" draw:points="2198,2117 0,847 1465,0 3663,1270">
              <text:p/>
            </draw:polygon>
            <draw:polygon draw:style-name="gr222" draw:text-style-name="P9" draw:layer="layout" svg:width="2.197cm" svg:height="1.862cm" svg:x="13.25cm" svg:y="1.352cm" svg:viewBox="0 0 2198 1863" draw:points="0,593 0,0 2198,1270 2198,1863">
              <text:p/>
            </draw:polygon>
            <draw:polygon draw:style-name="gr223" draw:text-style-name="P8" draw:layer="layout" svg:width="3.662cm" svg:height="2.709cm" svg:x="13.25cm" svg:y="0.505cm" svg:viewBox="0 0 3663 2710" draw:points="0,1440 0,847 1465,0 3663,1270 3663,1863 2198,2710">
              <text:p/>
            </draw:polygon>
            <draw:polygon draw:style-name="gr224" draw:text-style-name="P14" draw:layer="layout" svg:width="0.146cm" svg:height="0.338cm" svg:x="15.008cm" svg:y="2.538cm" svg:viewBox="0 0 147 339" draw:points="0,254 0,0 147,85 147,339">
              <text:p/>
            </draw:polygon>
            <draw:polygon draw:style-name="gr225" draw:text-style-name="P12" draw:layer="layout" svg:width="0.146cm" svg:height="0.338cm" svg:x="14.715cm" svg:y="2.368cm" svg:viewBox="0 0 147 339" draw:points="0,254 0,0 147,85 147,339">
              <text:p/>
            </draw:polygon>
            <draw:line draw:style-name="gr226" draw:text-style-name="P26" draw:layer="layout" svg:x1="13.397cm" svg:y1="1.606cm" svg:x2="14.569cm" svg:y2="2.284cm">
              <text:p/>
            </draw:line>
            <draw:line draw:style-name="gr227" draw:text-style-name="P26" draw:layer="layout" svg:x1="13.397cm" svg:y1="1.691cm" svg:x2="14.569cm" svg:y2="2.369cm">
              <text:p/>
            </draw:line>
            <draw:line draw:style-name="gr228" draw:text-style-name="P26" draw:layer="layout" svg:x1="13.397cm" svg:y1="1.775cm" svg:x2="14.569cm" svg:y2="2.453cm">
              <text:p/>
            </draw:line>
            <draw:line draw:style-name="gr229" draw:text-style-name="P26" draw:layer="layout" svg:x1="13.397cm" svg:y1="1.86cm" svg:x2="14.569cm" svg:y2="2.538cm">
              <text:p/>
            </draw:line>
          </draw:g>
        </draw:g>
        <draw:frame draw:style-name="gr230" draw:text-style-name="P35" draw:layer="layout" svg:width="3.429cm" svg:height="1.073cm" svg:x="16.425cm" svg:y="0.886cm">
          <draw:text-box>
            <text:p><text:span text:style-name="T2">LAN router</text:span></text:p>
            <text:p><text:span text:style-name="T2">192.164.1.1/24</text:span></text:p>
          </draw:text-box>
        </draw:frame>
        <draw:line draw:style-name="gr231" draw:text-style-name="P27" draw:layer="layout" svg:x1="20.108cm" svg:y1="5.458cm" svg:x2="21.251cm" svg:y2="1.775cm">
          <text:p/>
        </draw:line>
        <draw:line draw:style-name="gr231" draw:text-style-name="P27" draw:layer="layout" svg:x1="21.505cm" svg:y1="6.982cm" svg:x2="8.043cm" svg:y2="8.379cm">
          <text:p/>
        </draw:line>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232" draw:text-style-name="P3" draw:layer="layout" svg:width="0.521cm" svg:height="0.285cm" svg:x="27.079cm" svg:y="13.935cm" svg:viewBox="0 0 522 286" svg:d="M0 286c131 0 522-95 522-167 0-71-12-119-143-119 0 72-381 72-379 286z">
              <text:p/>
            </draw:path>
            <draw:g>
              <draw:polygon draw:style-name="gr233" draw:text-style-name="P28" draw:layer="layout" svg:width="0.237cm" svg:height="0.237cm" svg:x="26.886cm" svg:y="13.983cm" svg:viewBox="0 0 238 238" draw:points="0,143 48,0 238,95 191,238">
                <text:p/>
              </draw:polygon>
              <draw:polygon draw:style-name="gr234" draw:text-style-name="P30" draw:layer="layout" svg:width="0.523cm" svg:height="0.261cm" svg:x="26.934cm" svg:y="13.816cm" svg:viewBox="0 0 524 262" draw:points="0,167 95,95 238,24 333,0 524,95 429,119 286,191 191,262">
                <text:p/>
              </draw:polygon>
              <draw:path draw:style-name="gr235" draw:text-style-name="P31" draw:layer="layout" svg:width="0.428cm" svg:height="0.309cm" svg:x="27.077cm" svg:y="13.911cm" svg:viewBox="0 0 429 310" svg:d="M429 95c0-143-96-95-191-47-95 47-190 47-238 262 0 0 191-96 429-215z">
                <text:p/>
              </draw:path>
              <draw:path draw:style-name="gr236" draw:text-style-name="P8" draw:layer="layout" svg:width="0.618cm" svg:height="0.404cm" svg:x="26.886cm" svg:y="13.816cm" svg:viewBox="0 0 619 405" svg:d="M381 0c-95 24-95 24-190 72-48 23-143 47-191 237 95 48 95 48 191 96 54-22 333-167 428-214 0-119-95-119-238-191z">
                <text:p/>
              </draw:path>
            </draw:g>
          </draw:g>
          <draw:g>
            <draw:path draw:style-name="gr237" draw:text-style-name="P3" draw:layer="layout" svg:width="0.856cm" svg:height="0.571cm" svg:x="26.648cm" svg:y="12.792cm" svg:viewBox="0 0 857 572" svg:d="M3 572c131 0 854-24 854-239 0-214-249-333-379-333 0 72-523 48-475 572z">
              <text:p/>
            </draw:path>
            <draw:g>
              <draw:polygon draw:style-name="gr238" draw:text-style-name="P28" draw:layer="layout" svg:width="0.475cm" svg:height="0.332cm" svg:x="26.172cm" svg:y="13.03cm" svg:viewBox="0 0 476 333" draw:points="0,95 0,0 476,238 476,333">
                <text:p/>
              </draw:polygon>
              <draw:polygon draw:style-name="gr239" draw:text-style-name="P28" draw:layer="layout" svg:width="0.475cm" svg:height="0.404cm" svg:x="26.553cm" svg:y="12.673cm" svg:viewBox="0 0 476 405" draw:points="0,167 0,0 476,238 476,405">
                <text:p/>
              </draw:polygon>
              <draw:polygon draw:style-name="gr240" draw:text-style-name="P30" draw:layer="layout" svg:width="0.856cm" svg:height="0.427cm" svg:x="26.172cm" svg:y="12.84cm" svg:viewBox="0 0 857 428" draw:points="0,191 381,0 857,238 476,428">
                <text:p/>
              </draw:polygon>
              <draw:polygon draw:style-name="gr241" draw:text-style-name="P31" draw:layer="layout" svg:width="0.475cm" svg:height="0.404cm" svg:x="26.648cm" svg:y="12.959cm" svg:viewBox="0 0 476 405" draw:points="0,405 0,309 381,119 381,0 476,48 476,167">
                <text:p/>
              </draw:polygon>
              <draw:polygon draw:style-name="gr242" draw:text-style-name="P28" draw:layer="layout" svg:width="1.523cm" svg:height="1.809cm" svg:x="25.649cm" svg:y="11.221cm" svg:viewBox="0 0 1524 1810" draw:points="0,1048 0,0 1524,762 1524,1810">
                <text:p/>
              </draw:polygon>
              <draw:polygon draw:style-name="gr243" draw:text-style-name="P29" draw:layer="layout" svg:width="1.427cm" svg:height="1.666cm" svg:x="25.696cm" svg:y="11.292cm" svg:viewBox="0 0 1428 1667" draw:points="0,952 0,0 1428,714 1428,1667">
                <text:p/>
              </draw:polygon>
              <draw:polygon draw:style-name="gr244" draw:text-style-name="P30" draw:layer="layout" svg:width="1.618cm" svg:height="0.809cm" svg:x="25.649cm" svg:y="11.173cm" svg:viewBox="0 0 1619 810" draw:points="1524,810 0,48 95,0 1619,762">
                <text:p/>
              </draw:polygon>
              <draw:polygon draw:style-name="gr245" draw:text-style-name="P31" draw:layer="layout" svg:width="0.094cm" svg:height="1.094cm" svg:x="27.172cm" svg:y="11.935cm" svg:viewBox="0 0 95 1095" draw:points="0,1095 0,48 95,0 95,1048">
                <text:p/>
              </draw:polygon>
              <draw:polygon draw:style-name="gr246" draw:text-style-name="P8" draw:layer="layout" svg:width="1.618cm" svg:height="2.19cm" svg:x="25.649cm" svg:y="11.173cm" svg:viewBox="0 0 1619 2191" draw:points="95,0 1619,762 1619,1810 1524,1857 1476,1833 1476,1952 1000,2191 524,1952 524,1857 905,1667 905,1548 0,1095 0,48">
                <text:p/>
              </draw:polygon>
            </draw:g>
          </draw:g>
          <draw:g>
            <draw:path draw:style-name="gr247" draw:text-style-name="P3" draw:layer="layout" svg:width="0.619cm" svg:height="0.285cm" svg:x="26.457cm" svg:y="13.673cm" svg:viewBox="0 0 620 286" svg:d="M3 286c131 0 617-119 617-191 0-71-12-95-143-95 0 72-523 48-474 286z">
              <text:p/>
            </draw:path>
            <draw:g>
              <draw:polygon draw:style-name="gr248" draw:text-style-name="P30" draw:layer="layout" svg:width="2.047cm" svg:height="1.023cm" svg:x="24.934cm" svg:y="12.864cm" svg:viewBox="0 0 2048 1024" draw:points="1524,1024 0,262 524,0 2048,762">
                <text:p/>
              </draw:polygon>
              <draw:polygon draw:style-name="gr249" draw:text-style-name="P32" draw:layer="layout" svg:width="1.38cm" svg:height="0.69cm" svg:x="25.077cm" svg:y="12.935cm" svg:viewBox="0 0 1381 691" draw:points="0,191 381,0 1381,500 1000,691">
                <text:p/>
              </draw:polygon>
              <draw:polygon draw:style-name="gr250" draw:text-style-name="P32" draw:layer="layout" svg:width="0.666cm" svg:height="0.332cm" svg:x="26.172cm" svg:y="13.483cm" svg:viewBox="0 0 667 333" draw:points="0,191 381,0 667,143 286,333">
                <text:p/>
              </draw:polygon>
              <draw:polygon draw:style-name="gr251" draw:text-style-name="P31" draw:layer="layout" svg:width="0.523cm" svg:height="0.356cm" svg:x="26.458cm" svg:y="13.625cm" svg:viewBox="0 0 524 357" draw:points="0,357 0,262 524,0 524,95">
                <text:p/>
              </draw:polygon>
              <draw:line draw:style-name="gr252" draw:text-style-name="P5" draw:layer="layout" svg:x1="25.172cm" svg:y1="13.078cm" svg:x2="26.172cm" svg:y2="13.578cm">
                <text:p/>
              </draw:line>
              <draw:line draw:style-name="gr253" draw:text-style-name="P5" draw:layer="layout" svg:x1="25.267cm" svg:y1="13.03cm" svg:x2="26.267cm" svg:y2="13.53cm">
                <text:p/>
              </draw:line>
              <draw:line draw:style-name="gr254" draw:text-style-name="P5" draw:layer="layout" svg:x1="25.363cm" svg:y1="12.983cm" svg:x2="26.363cm" svg:y2="13.483cm">
                <text:p/>
              </draw:line>
              <draw:line draw:style-name="gr255" draw:text-style-name="P5" draw:layer="layout" svg:x1="26.267cm" svg:y1="13.436cm" svg:x2="26.362cm" svg:y2="13.388cm">
                <text:p/>
              </draw:line>
              <draw:line draw:style-name="gr256" draw:text-style-name="P5" draw:layer="layout" svg:x1="26.172cm" svg:y1="13.388cm" svg:x2="26.267cm" svg:y2="13.34cm">
                <text:p/>
              </draw:line>
              <draw:line draw:style-name="gr257" draw:text-style-name="P5" draw:layer="layout" svg:x1="26.077cm" svg:y1="13.34cm" svg:x2="26.172cm" svg:y2="13.292cm">
                <text:p/>
              </draw:line>
              <draw:line draw:style-name="gr258" draw:text-style-name="P5" draw:layer="layout" svg:x1="26.124cm" svg:y1="13.459cm" svg:x2="26.219cm" svg:y2="13.411cm">
                <text:p/>
              </draw:line>
              <draw:line draw:style-name="gr259" draw:text-style-name="P5" draw:layer="layout" svg:x1="26.03cm" svg:y1="13.412cm" svg:x2="26.125cm" svg:y2="13.364cm">
                <text:p/>
              </draw:line>
              <draw:line draw:style-name="gr260" draw:text-style-name="P5" draw:layer="layout" svg:x1="25.934cm" svg:y1="13.364cm" svg:x2="26.029cm" svg:y2="13.316cm">
                <text:p/>
              </draw:line>
              <draw:line draw:style-name="gr261" draw:text-style-name="P5" draw:layer="layout" svg:x1="25.982cm" svg:y1="13.292cm" svg:x2="26.077cm" svg:y2="13.244cm">
                <text:p/>
              </draw:line>
              <draw:line draw:style-name="gr262" draw:text-style-name="P5" draw:layer="layout" svg:x1="25.839cm" svg:y1="13.316cm" svg:x2="25.934cm" svg:y2="13.268cm">
                <text:p/>
              </draw:line>
              <draw:line draw:style-name="gr263" draw:text-style-name="P5" draw:layer="layout" svg:x1="25.887cm" svg:y1="13.245cm" svg:x2="25.982cm" svg:y2="13.197cm">
                <text:p/>
              </draw:line>
              <draw:line draw:style-name="gr264" draw:text-style-name="P5" draw:layer="layout" svg:x1="25.791cm" svg:y1="13.197cm" svg:x2="25.886cm" svg:y2="13.149cm">
                <text:p/>
              </draw:line>
              <draw:line draw:style-name="gr265" draw:text-style-name="P5" draw:layer="layout" svg:x1="25.696cm" svg:y1="13.15cm" svg:x2="25.791cm" svg:y2="13.102cm">
                <text:p/>
              </draw:line>
              <draw:line draw:style-name="gr266" draw:text-style-name="P5" draw:layer="layout" svg:x1="25.744cm" svg:y1="13.269cm" svg:x2="25.839cm" svg:y2="13.221cm">
                <text:p/>
              </draw:line>
              <draw:line draw:style-name="gr267" draw:text-style-name="P5" draw:layer="layout" svg:x1="25.649cm" svg:y1="13.221cm" svg:x2="25.744cm" svg:y2="13.173cm">
                <text:p/>
              </draw:line>
              <draw:line draw:style-name="gr268" draw:text-style-name="P5" draw:layer="layout" svg:x1="25.553cm" svg:y1="13.173cm" svg:x2="25.648cm" svg:y2="13.125cm">
                <text:p/>
              </draw:line>
              <draw:line draw:style-name="gr269" draw:text-style-name="P5" draw:layer="layout" svg:x1="25.601cm" svg:y1="13.102cm" svg:x2="25.696cm" svg:y2="13.054cm">
                <text:p/>
              </draw:line>
              <draw:line draw:style-name="gr270" draw:text-style-name="P5" draw:layer="layout" svg:x1="25.458cm" svg:y1="13.126cm" svg:x2="25.553cm" svg:y2="13.078cm">
                <text:p/>
              </draw:line>
              <draw:line draw:style-name="gr271" draw:text-style-name="P5" draw:layer="layout" svg:x1="25.506cm" svg:y1="13.054cm" svg:x2="25.601cm" svg:y2="13.006cm">
                <text:p/>
              </draw:line>
              <draw:line draw:style-name="gr272" draw:text-style-name="P5" draw:layer="layout" svg:x1="25.41cm" svg:y1="13.007cm" svg:x2="25.505cm" svg:y2="12.959cm">
                <text:p/>
              </draw:line>
              <draw:line draw:style-name="gr273" draw:text-style-name="P5" draw:layer="layout" svg:x1="25.363cm" svg:y1="13.078cm" svg:x2="25.458cm" svg:y2="13.03cm">
                <text:p/>
              </draw:line>
              <draw:line draw:style-name="gr274" draw:text-style-name="P5" draw:layer="layout" svg:x1="25.982cm" svg:y1="13.483cm" svg:x2="26.077cm" svg:y2="13.435cm">
                <text:p/>
              </draw:line>
              <draw:line draw:style-name="gr275" draw:text-style-name="P5" draw:layer="layout" svg:x1="25.887cm" svg:y1="13.436cm" svg:x2="25.982cm" svg:y2="13.388cm">
                <text:p/>
              </draw:line>
              <draw:line draw:style-name="gr276" draw:text-style-name="P5" draw:layer="layout" svg:x1="25.791cm" svg:y1="13.388cm" svg:x2="25.886cm" svg:y2="13.34cm">
                <text:p/>
              </draw:line>
              <draw:line draw:style-name="gr277" draw:text-style-name="P5" draw:layer="layout" svg:x1="25.744cm" svg:y1="13.459cm" svg:x2="25.839cm" svg:y2="13.411cm">
                <text:p/>
              </draw:line>
              <draw:line draw:style-name="gr278" draw:text-style-name="P5" draw:layer="layout" svg:x1="25.649cm" svg:y1="13.412cm" svg:x2="25.744cm" svg:y2="13.364cm">
                <text:p/>
              </draw:line>
              <draw:line draw:style-name="gr279" draw:text-style-name="P5" draw:layer="layout" svg:x1="25.696cm" svg:y1="13.34cm" svg:x2="25.791cm" svg:y2="13.292cm">
                <text:p/>
              </draw:line>
              <draw:line draw:style-name="gr280" draw:text-style-name="P5" draw:layer="layout" svg:x1="25.601cm" svg:y1="13.292cm" svg:x2="25.696cm" svg:y2="13.244cm">
                <text:p/>
              </draw:line>
              <draw:line draw:style-name="gr281" draw:text-style-name="P5" draw:layer="layout" svg:x1="25.506cm" svg:y1="13.245cm" svg:x2="25.601cm" svg:y2="13.197cm">
                <text:p/>
              </draw:line>
              <draw:line draw:style-name="gr282" draw:text-style-name="P5" draw:layer="layout" svg:x1="25.41cm" svg:y1="13.197cm" svg:x2="25.505cm" svg:y2="13.149cm">
                <text:p/>
              </draw:line>
              <draw:line draw:style-name="gr283" draw:text-style-name="P5" draw:layer="layout" svg:x1="25.267cm" svg:y1="13.221cm" svg:x2="25.362cm" svg:y2="13.173cm">
                <text:p/>
              </draw:line>
              <draw:line draw:style-name="gr284" draw:text-style-name="P5" draw:layer="layout" svg:x1="25.315cm" svg:y1="13.15cm" svg:x2="25.41cm" svg:y2="13.102cm">
                <text:p/>
              </draw:line>
              <draw:line draw:style-name="gr285" draw:text-style-name="P5" draw:layer="layout" svg:x1="25.172cm" svg:y1="13.173cm" svg:x2="25.267cm" svg:y2="13.125cm">
                <text:p/>
              </draw:line>
              <draw:line draw:style-name="gr286" draw:text-style-name="P5" draw:layer="layout" svg:x1="25.934cm" svg:y1="13.555cm" svg:x2="26.029cm" svg:y2="13.507cm">
                <text:p/>
              </draw:line>
              <draw:line draw:style-name="gr287" draw:text-style-name="P5" draw:layer="layout" svg:x1="25.839cm" svg:y1="13.507cm" svg:x2="25.934cm" svg:y2="13.459cm">
                <text:p/>
              </draw:line>
              <draw:line draw:style-name="gr288" draw:text-style-name="P5" draw:layer="layout" svg:x1="26.267cm" svg:y1="13.721cm" svg:x2="26.648cm" svg:y2="13.53cm">
                <text:p/>
              </draw:line>
              <draw:line draw:style-name="gr289" draw:text-style-name="P5" draw:layer="layout" svg:x1="26.362cm" svg:y1="13.769cm" svg:x2="26.743cm" svg:y2="13.578cm">
                <text:p/>
              </draw:line>
              <draw:line draw:style-name="gr290" draw:text-style-name="P5" draw:layer="layout" svg:x1="26.458cm" svg:y1="13.53cm" svg:x2="26.744cm" svg:y2="13.673cm">
                <text:p/>
              </draw:line>
              <draw:line draw:style-name="gr291" draw:text-style-name="P5" draw:layer="layout" svg:x1="26.362cm" svg:y1="13.578cm" svg:x2="26.648cm" svg:y2="13.721cm">
                <text:p/>
              </draw:line>
              <draw:line draw:style-name="gr292" draw:text-style-name="P5" draw:layer="layout" svg:x1="26.267cm" svg:y1="13.625cm" svg:x2="26.458cm" svg:y2="13.72cm">
                <text:p/>
              </draw:line>
              <draw:polygon draw:style-name="gr293" draw:text-style-name="P28" draw:layer="layout" svg:width="1.523cm" svg:height="0.856cm" svg:x="24.934cm" svg:y="13.125cm" svg:viewBox="0 0 1524 857" draw:points="0,95 0,0 1524,762 1524,857">
                <text:p/>
              </draw:polygon>
              <draw:polygon draw:style-name="gr294" draw:text-style-name="P8" draw:layer="layout" svg:width="2.047cm" svg:height="1.118cm" svg:x="24.934cm" svg:y="12.864cm" svg:viewBox="0 0 2048 1119" draw:points="524,0 2048,762 2048,857 1524,1119 0,357 0,262">
                <text:p/>
              </draw:polygon>
            </draw:g>
          </draw:g>
        </draw:g>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295" draw:text-style-name="P3" draw:layer="layout" svg:width="1.565cm" svg:height="1.167cm" svg:x="20.748cm" svg:y="18.442cm" svg:viewBox="0 0 1566 1168" svg:d="M1 1168c117 0 1565-379 1565-730 0-350-349-438-465-438 0 88-1142 526-1100 1168z">
            <text:p/>
          </draw:path>
          <draw:g>
            <draw:polygon draw:style-name="gr296" draw:text-style-name="P33" draw:layer="layout" svg:width="1.269cm" svg:height="2.044cm" svg:x="20.616cm" svg:y="17.637cm" svg:viewBox="0 0 1270 2045" draw:points="1270,1168 1270,0 0,876 0,2045">
              <text:p/>
            </draw:polygon>
            <draw:polygon draw:style-name="gr297" draw:text-style-name="P36" draw:layer="layout" svg:width="1.269cm" svg:height="2.044cm" svg:x="19.346cm" svg:y="17.637cm" svg:viewBox="0 0 1270 2045" draw:points="1270,2045 1270,876 0,0 0,1168">
              <text:p/>
            </draw:polygon>
            <draw:polygon draw:style-name="gr298" draw:text-style-name="P11" draw:layer="layout" svg:width="2.539cm" svg:height="1.752cm" svg:x="19.346cm" svg:y="16.761cm" svg:viewBox="0 0 2540 1753" draw:points="1270,1753 2540,876 1270,0 0,876">
              <text:p/>
            </draw:polygon>
            <draw:polygon draw:style-name="gr299" draw:text-style-name="P12" draw:layer="layout" svg:width="0.084cm" svg:height="0.174cm" svg:x="21.721cm" svg:y="17.806cm" svg:viewBox="0 0 85 175" draw:points="85,117 85,0 0,58 0,175">
              <text:p/>
            </draw:polygon>
            <draw:polygon draw:style-name="gr300" draw:text-style-name="P36" draw:layer="layout" svg:width="0.846cm" svg:height="0.583cm" svg:x="20.616cm" svg:y="17.053cm" svg:viewBox="0 0 847 584" draw:points="847,584 0,0 0,234">
              <text:p/>
            </draw:polygon>
            <draw:polygon draw:style-name="gr301" draw:text-style-name="P33" draw:layer="layout" svg:width="0.846cm" svg:height="0.7cm" svg:x="19.77cm" svg:y="17.053cm" svg:viewBox="0 0 847 701" draw:points="847,234 847,0 0,584 169,701">
              <text:p/>
            </draw:polygon>
            <draw:line draw:style-name="gr302" draw:text-style-name="P5" draw:layer="layout" svg:x1="19.854cm" svg:y1="17.695cm" svg:x2="20.531cm" svg:y2="17.228cm">
              <text:p/>
            </draw:line>
            <draw:polygon draw:style-name="gr303" draw:text-style-name="P36" draw:layer="layout" svg:width="0.846cm" svg:height="0.554cm" svg:x="20.828cm" svg:y="18.806cm" svg:viewBox="0 0 847 555" draw:points="847,409 0,0 0,234 847,555">
              <text:p/>
            </draw:polygon>
            <draw:polygon draw:style-name="gr304" draw:text-style-name="P8" draw:layer="layout" svg:width="1.693cm" svg:height="1.167cm" svg:x="19.769cm" svg:y="17.053cm" svg:viewBox="0 0 1694 1168" draw:points="1694,584 847,0 0,584 847,1168">
              <text:p/>
            </draw:polygon>
            <draw:polygon draw:style-name="gr305" draw:text-style-name="P33" draw:layer="layout" svg:width="0.846cm" svg:height="0.729cm" svg:x="21.674cm" svg:y="18.63cm" svg:viewBox="0 0 847 730" draw:points="847,146 847,0 0,584 0,730">
              <text:p/>
            </draw:polygon>
            <draw:polyline draw:style-name="gr306" draw:text-style-name="P5" draw:layer="layout" svg:width="0.846cm" svg:height="0.671cm" svg:x="20.829cm" svg:y="18.105cm" svg:viewBox="0 0 847 672" draw:points="847,117 847,0 0,584 0,672">
              <text:p/>
            </draw:polyline>
            <draw:polygon draw:style-name="gr307" draw:text-style-name="P11" draw:layer="layout" svg:width="1.693cm" svg:height="0.992cm" svg:x="20.827cm" svg:y="18.222cm" svg:viewBox="0 0 1694 993" draw:points="847,993 1694,409 847,0 0,584">
              <text:p/>
            </draw:polygon>
            <draw:path draw:style-name="gr308" draw:text-style-name="P37" draw:layer="layout" svg:width="1.523cm" svg:height="0.846cm" svg:x="20.954cm" svg:y="18.309cm" svg:viewBox="0 0 1524 847" svg:d="M931 847c170-117 424-292 593-409-212-146-635-350-931-438-170 117-381 263-593 409 254 88 677 292 931 438z">
              <text:p/>
            </draw:path>
            <draw:polygon draw:style-name="gr309" draw:text-style-name="P8" draw:layer="layout" svg:width="3.174cm" svg:height="2.92cm" svg:x="19.346cm" svg:y="16.761cm" svg:viewBox="0 0 3175 2921" draw:points="2540,1577 2540,876 1270,0 0,876 0,2045 1270,2921 1947,2454 2328,2600 3175,2015 3175,1869">
              <text:p/>
            </draw:polygon>
          </draw:g>
        </draw:g>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10" draw:text-style-name="P3" draw:layer="layout" svg:width="0.973cm" svg:height="0.774cm" svg:x="17.009cm" svg:y="12.337cm" svg:viewBox="0 0 974 775" svg:d="M0 775c206 0 974-258 974-465s-19-310-225-310c0 155-749 567-749 775z">
            <text:p/>
          </draw:path>
          <draw:g>
            <draw:polygon draw:style-name="gr311" draw:text-style-name="P9" draw:layer="layout" svg:width="1.647cm" svg:height="1.549cm" svg:x="15.361cm" svg:y="11.563cm" svg:viewBox="0 0 1648 1550" draw:points="0,413 0,0 1648,1136 1648,1550">
              <text:p/>
            </draw:polygon>
            <draw:polygon draw:style-name="gr312" draw:text-style-name="P10" draw:layer="layout" svg:width="0.748cm" svg:height="0.929cm" svg:x="17.009cm" svg:y="12.182cm" svg:viewBox="0 0 749 930" draw:points="0,930 0,517 749,0 749,413">
              <text:p/>
            </draw:polygon>
            <draw:polygon draw:style-name="gr313" draw:text-style-name="P11" draw:layer="layout" svg:width="2.397cm" svg:height="1.652cm" svg:x="15.361cm" svg:y="11.046cm" svg:viewBox="0 0 2398 1653" draw:points="1648,1653 0,517 749,0 2398,1136">
              <text:p/>
            </draw:polygon>
            <draw:polygon draw:style-name="gr314" draw:text-style-name="P12" draw:layer="layout" svg:width="0.149cm" svg:height="0.309cm" svg:x="16.784cm" svg:y="12.647cm" svg:viewBox="0 0 150 310" draw:points="0,207 0,0 150,103 150,310">
              <text:p/>
            </draw:polygon>
            <draw:polygon draw:style-name="gr315" draw:text-style-name="P8" draw:layer="layout" svg:width="2.397cm" svg:height="2.065cm" svg:x="15.361cm" svg:y="11.046cm" svg:viewBox="0 0 2398 2066" draw:points="0,930 0,517 749,0 2398,1136 2398,1550 1648,2066">
              <text:p/>
            </draw:polygon>
            <draw:polygon draw:style-name="gr316" draw:text-style-name="P13" draw:layer="layout" svg:width="0.074cm" svg:height="0.154cm" svg:x="15.511cm" svg:y="11.821cm" svg:viewBox="0 0 75 155" draw:points="0,103 0,0 75,52 75,155">
              <text:p/>
            </draw:polygon>
            <draw:polygon draw:style-name="gr317" draw:text-style-name="P13" draw:layer="layout" svg:width="0.074cm" svg:height="0.154cm" svg:x="15.66cm" svg:y="11.924cm" svg:viewBox="0 0 75 155" draw:points="0,103 0,0 75,52 75,155">
              <text:p/>
            </draw:polygon>
            <draw:polygon draw:style-name="gr318" draw:text-style-name="P13" draw:layer="layout" svg:width="0.074cm" svg:height="0.154cm" svg:x="15.811cm" svg:y="12.027cm" svg:viewBox="0 0 75 155" draw:points="0,103 0,0 75,52 75,155">
              <text:p/>
            </draw:polygon>
            <draw:polygon draw:style-name="gr319" draw:text-style-name="P13" draw:layer="layout" svg:width="0.074cm" svg:height="0.154cm" svg:x="15.961cm" svg:y="12.131cm" svg:viewBox="0 0 75 155" draw:points="0,103 0,0 75,52 75,155">
              <text:p/>
            </draw:polygon>
            <draw:polygon draw:style-name="gr320" draw:text-style-name="P13" draw:layer="layout" svg:width="0.074cm" svg:height="0.154cm" svg:x="16.11cm" svg:y="12.234cm" svg:viewBox="0 0 75 155" draw:points="0,103 0,0 75,52 75,155">
              <text:p/>
            </draw:polygon>
            <draw:polygon draw:style-name="gr321" draw:text-style-name="P13" draw:layer="layout" svg:width="0.074cm" svg:height="0.154cm" svg:x="16.26cm" svg:y="12.337cm" svg:viewBox="0 0 75 155" draw:points="0,103 0,0 75,52 75,155">
              <text:p/>
            </draw:polygon>
            <draw:polygon draw:style-name="gr322" draw:text-style-name="P13" draw:layer="layout" svg:width="0.074cm" svg:height="0.154cm" svg:x="16.41cm" svg:y="12.441cm" svg:viewBox="0 0 75 155" draw:points="0,103 0,0 75,52 75,155">
              <text:p/>
            </draw:polygon>
            <draw:polygon draw:style-name="gr323" draw:text-style-name="P13" draw:layer="layout" svg:width="0.074cm" svg:height="0.154cm" svg:x="16.56cm" svg:y="12.544cm" svg:viewBox="0 0 75 155" draw:points="0,103 0,0 75,52 75,155">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24" draw:text-style-name="P3" draw:layer="layout" svg:width="0.521cm" svg:height="0.285cm" svg:x="29.492cm" svg:y="15.586cm" svg:viewBox="0 0 522 286" svg:d="M0 286c131 0 522-95 522-167 0-71-12-119-143-119 0 72-381 72-379 286z">
              <text:p/>
            </draw:path>
            <draw:g>
              <draw:polygon draw:style-name="gr325" draw:text-style-name="P28" draw:layer="layout" svg:width="0.237cm" svg:height="0.237cm" svg:x="29.299cm" svg:y="15.634cm" svg:viewBox="0 0 238 238" draw:points="0,143 48,0 238,95 191,238">
                <text:p/>
              </draw:polygon>
              <draw:polygon draw:style-name="gr326" draw:text-style-name="P30" draw:layer="layout" svg:width="0.523cm" svg:height="0.261cm" svg:x="29.347cm" svg:y="15.467cm" svg:viewBox="0 0 524 262" draw:points="0,167 95,95 238,24 333,0 524,95 429,119 286,191 191,262">
                <text:p/>
              </draw:polygon>
              <draw:path draw:style-name="gr327" draw:text-style-name="P31" draw:layer="layout" svg:width="0.428cm" svg:height="0.309cm" svg:x="29.49cm" svg:y="15.562cm" svg:viewBox="0 0 429 310" svg:d="M429 95c0-143-96-95-191-47-95 47-190 47-238 262 0 0 191-96 429-215z">
                <text:p/>
              </draw:path>
              <draw:path draw:style-name="gr328" draw:text-style-name="P8" draw:layer="layout" svg:width="0.618cm" svg:height="0.404cm" svg:x="29.299cm" svg:y="15.467cm" svg:viewBox="0 0 619 405" svg:d="M381 0c-95 24-95 24-190 72-48 23-143 47-191 237 95 48 95 48 191 96 54-22 333-167 428-214 0-119-95-119-238-191z">
                <text:p/>
              </draw:path>
            </draw:g>
          </draw:g>
          <draw:g>
            <draw:path draw:style-name="gr329" draw:text-style-name="P3" draw:layer="layout" svg:width="0.856cm" svg:height="0.571cm" svg:x="29.061cm" svg:y="14.443cm" svg:viewBox="0 0 857 572" svg:d="M3 572c131 0 854-24 854-239 0-214-249-333-379-333 0 72-523 48-475 572z">
              <text:p/>
            </draw:path>
            <draw:g>
              <draw:polygon draw:style-name="gr330" draw:text-style-name="P28" draw:layer="layout" svg:width="0.475cm" svg:height="0.332cm" svg:x="28.585cm" svg:y="14.681cm" svg:viewBox="0 0 476 333" draw:points="0,95 0,0 476,238 476,333">
                <text:p/>
              </draw:polygon>
              <draw:polygon draw:style-name="gr331" draw:text-style-name="P28" draw:layer="layout" svg:width="0.475cm" svg:height="0.404cm" svg:x="28.966cm" svg:y="14.324cm" svg:viewBox="0 0 476 405" draw:points="0,167 0,0 476,238 476,405">
                <text:p/>
              </draw:polygon>
              <draw:polygon draw:style-name="gr332" draw:text-style-name="P30" draw:layer="layout" svg:width="0.856cm" svg:height="0.427cm" svg:x="28.585cm" svg:y="14.491cm" svg:viewBox="0 0 857 428" draw:points="0,191 381,0 857,238 476,428">
                <text:p/>
              </draw:polygon>
              <draw:polygon draw:style-name="gr333" draw:text-style-name="P31" draw:layer="layout" svg:width="0.475cm" svg:height="0.404cm" svg:x="29.061cm" svg:y="14.61cm" svg:viewBox="0 0 476 405" draw:points="0,405 0,309 381,119 381,0 476,48 476,167">
                <text:p/>
              </draw:polygon>
              <draw:polygon draw:style-name="gr334" draw:text-style-name="P28" draw:layer="layout" svg:width="1.523cm" svg:height="1.809cm" svg:x="28.062cm" svg:y="12.872cm" svg:viewBox="0 0 1524 1810" draw:points="0,1048 0,0 1524,762 1524,1810">
                <text:p/>
              </draw:polygon>
              <draw:polygon draw:style-name="gr335" draw:text-style-name="P29" draw:layer="layout" svg:width="1.427cm" svg:height="1.666cm" svg:x="28.109cm" svg:y="12.943cm" svg:viewBox="0 0 1428 1667" draw:points="0,952 0,0 1428,714 1428,1667">
                <text:p/>
              </draw:polygon>
              <draw:polygon draw:style-name="gr336" draw:text-style-name="P30" draw:layer="layout" svg:width="1.618cm" svg:height="0.809cm" svg:x="28.062cm" svg:y="12.824cm" svg:viewBox="0 0 1619 810" draw:points="1524,810 0,48 95,0 1619,762">
                <text:p/>
              </draw:polygon>
              <draw:polygon draw:style-name="gr337" draw:text-style-name="P31" draw:layer="layout" svg:width="0.094cm" svg:height="1.094cm" svg:x="29.585cm" svg:y="13.586cm" svg:viewBox="0 0 95 1095" draw:points="0,1095 0,48 95,0 95,1048">
                <text:p/>
              </draw:polygon>
              <draw:polygon draw:style-name="gr338" draw:text-style-name="P8" draw:layer="layout" svg:width="1.618cm" svg:height="2.19cm" svg:x="28.062cm" svg:y="12.824cm" svg:viewBox="0 0 1619 2191" draw:points="95,0 1619,762 1619,1810 1524,1857 1476,1833 1476,1952 1000,2191 524,1952 524,1857 905,1667 905,1548 0,1095 0,48">
                <text:p/>
              </draw:polygon>
            </draw:g>
          </draw:g>
          <draw:g>
            <draw:path draw:style-name="gr339" draw:text-style-name="P3" draw:layer="layout" svg:width="0.619cm" svg:height="0.285cm" svg:x="28.87cm" svg:y="15.324cm" svg:viewBox="0 0 620 286" svg:d="M3 286c131 0 617-119 617-191 0-71-12-95-143-95 0 72-523 48-474 286z">
              <text:p/>
            </draw:path>
            <draw:g>
              <draw:polygon draw:style-name="gr340" draw:text-style-name="P30" draw:layer="layout" svg:width="2.047cm" svg:height="1.023cm" svg:x="27.347cm" svg:y="14.515cm" svg:viewBox="0 0 2048 1024" draw:points="1524,1024 0,262 524,0 2048,762">
                <text:p/>
              </draw:polygon>
              <draw:polygon draw:style-name="gr341" draw:text-style-name="P32" draw:layer="layout" svg:width="1.38cm" svg:height="0.69cm" svg:x="27.49cm" svg:y="14.586cm" svg:viewBox="0 0 1381 691" draw:points="0,191 381,0 1381,500 1000,691">
                <text:p/>
              </draw:polygon>
              <draw:polygon draw:style-name="gr342" draw:text-style-name="P32" draw:layer="layout" svg:width="0.666cm" svg:height="0.332cm" svg:x="28.585cm" svg:y="15.134cm" svg:viewBox="0 0 667 333" draw:points="0,191 381,0 667,143 286,333">
                <text:p/>
              </draw:polygon>
              <draw:polygon draw:style-name="gr343" draw:text-style-name="P31" draw:layer="layout" svg:width="0.523cm" svg:height="0.356cm" svg:x="28.871cm" svg:y="15.276cm" svg:viewBox="0 0 524 357" draw:points="0,357 0,262 524,0 524,95">
                <text:p/>
              </draw:polygon>
              <draw:line draw:style-name="gr344" draw:text-style-name="P5" draw:layer="layout" svg:x1="27.585cm" svg:y1="14.729cm" svg:x2="28.585cm" svg:y2="15.229cm">
                <text:p/>
              </draw:line>
              <draw:line draw:style-name="gr345" draw:text-style-name="P5" draw:layer="layout" svg:x1="27.68cm" svg:y1="14.681cm" svg:x2="28.68cm" svg:y2="15.181cm">
                <text:p/>
              </draw:line>
              <draw:line draw:style-name="gr346" draw:text-style-name="P5" draw:layer="layout" svg:x1="27.776cm" svg:y1="14.634cm" svg:x2="28.776cm" svg:y2="15.134cm">
                <text:p/>
              </draw:line>
              <draw:line draw:style-name="gr347" draw:text-style-name="P5" draw:layer="layout" svg:x1="28.68cm" svg:y1="15.087cm" svg:x2="28.775cm" svg:y2="15.039cm">
                <text:p/>
              </draw:line>
              <draw:line draw:style-name="gr348" draw:text-style-name="P5" draw:layer="layout" svg:x1="28.585cm" svg:y1="15.039cm" svg:x2="28.68cm" svg:y2="14.991cm">
                <text:p/>
              </draw:line>
              <draw:line draw:style-name="gr349" draw:text-style-name="P5" draw:layer="layout" svg:x1="28.49cm" svg:y1="14.991cm" svg:x2="28.585cm" svg:y2="14.943cm">
                <text:p/>
              </draw:line>
              <draw:line draw:style-name="gr350" draw:text-style-name="P5" draw:layer="layout" svg:x1="28.537cm" svg:y1="15.11cm" svg:x2="28.632cm" svg:y2="15.062cm">
                <text:p/>
              </draw:line>
              <draw:line draw:style-name="gr351" draw:text-style-name="P5" draw:layer="layout" svg:x1="28.443cm" svg:y1="15.063cm" svg:x2="28.538cm" svg:y2="15.015cm">
                <text:p/>
              </draw:line>
              <draw:line draw:style-name="gr352" draw:text-style-name="P5" draw:layer="layout" svg:x1="28.347cm" svg:y1="15.015cm" svg:x2="28.442cm" svg:y2="14.967cm">
                <text:p/>
              </draw:line>
              <draw:line draw:style-name="gr353" draw:text-style-name="P5" draw:layer="layout" svg:x1="28.395cm" svg:y1="14.943cm" svg:x2="28.49cm" svg:y2="14.895cm">
                <text:p/>
              </draw:line>
              <draw:line draw:style-name="gr354" draw:text-style-name="P5" draw:layer="layout" svg:x1="28.252cm" svg:y1="14.967cm" svg:x2="28.347cm" svg:y2="14.919cm">
                <text:p/>
              </draw:line>
              <draw:line draw:style-name="gr355" draw:text-style-name="P5" draw:layer="layout" svg:x1="28.3cm" svg:y1="14.896cm" svg:x2="28.395cm" svg:y2="14.848cm">
                <text:p/>
              </draw:line>
              <draw:line draw:style-name="gr356" draw:text-style-name="P5" draw:layer="layout" svg:x1="28.204cm" svg:y1="14.848cm" svg:x2="28.299cm" svg:y2="14.8cm">
                <text:p/>
              </draw:line>
              <draw:line draw:style-name="gr357" draw:text-style-name="P5" draw:layer="layout" svg:x1="28.109cm" svg:y1="14.801cm" svg:x2="28.204cm" svg:y2="14.753cm">
                <text:p/>
              </draw:line>
              <draw:line draw:style-name="gr358" draw:text-style-name="P5" draw:layer="layout" svg:x1="28.157cm" svg:y1="14.92cm" svg:x2="28.252cm" svg:y2="14.872cm">
                <text:p/>
              </draw:line>
              <draw:line draw:style-name="gr359" draw:text-style-name="P5" draw:layer="layout" svg:x1="28.062cm" svg:y1="14.872cm" svg:x2="28.157cm" svg:y2="14.824cm">
                <text:p/>
              </draw:line>
              <draw:line draw:style-name="gr360" draw:text-style-name="P5" draw:layer="layout" svg:x1="27.966cm" svg:y1="14.824cm" svg:x2="28.061cm" svg:y2="14.776cm">
                <text:p/>
              </draw:line>
              <draw:line draw:style-name="gr361" draw:text-style-name="P5" draw:layer="layout" svg:x1="28.014cm" svg:y1="14.753cm" svg:x2="28.109cm" svg:y2="14.705cm">
                <text:p/>
              </draw:line>
              <draw:line draw:style-name="gr362" draw:text-style-name="P5" draw:layer="layout" svg:x1="27.871cm" svg:y1="14.777cm" svg:x2="27.966cm" svg:y2="14.729cm">
                <text:p/>
              </draw:line>
              <draw:line draw:style-name="gr363" draw:text-style-name="P5" draw:layer="layout" svg:x1="27.919cm" svg:y1="14.705cm" svg:x2="28.014cm" svg:y2="14.657cm">
                <text:p/>
              </draw:line>
              <draw:line draw:style-name="gr364" draw:text-style-name="P5" draw:layer="layout" svg:x1="27.823cm" svg:y1="14.658cm" svg:x2="27.918cm" svg:y2="14.61cm">
                <text:p/>
              </draw:line>
              <draw:line draw:style-name="gr365" draw:text-style-name="P5" draw:layer="layout" svg:x1="27.776cm" svg:y1="14.729cm" svg:x2="27.871cm" svg:y2="14.681cm">
                <text:p/>
              </draw:line>
              <draw:line draw:style-name="gr366" draw:text-style-name="P5" draw:layer="layout" svg:x1="28.395cm" svg:y1="15.134cm" svg:x2="28.49cm" svg:y2="15.086cm">
                <text:p/>
              </draw:line>
              <draw:line draw:style-name="gr367" draw:text-style-name="P5" draw:layer="layout" svg:x1="28.3cm" svg:y1="15.087cm" svg:x2="28.395cm" svg:y2="15.039cm">
                <text:p/>
              </draw:line>
              <draw:line draw:style-name="gr368" draw:text-style-name="P5" draw:layer="layout" svg:x1="28.204cm" svg:y1="15.039cm" svg:x2="28.299cm" svg:y2="14.991cm">
                <text:p/>
              </draw:line>
              <draw:line draw:style-name="gr369" draw:text-style-name="P5" draw:layer="layout" svg:x1="28.157cm" svg:y1="15.11cm" svg:x2="28.252cm" svg:y2="15.062cm">
                <text:p/>
              </draw:line>
              <draw:line draw:style-name="gr370" draw:text-style-name="P5" draw:layer="layout" svg:x1="28.062cm" svg:y1="15.063cm" svg:x2="28.157cm" svg:y2="15.015cm">
                <text:p/>
              </draw:line>
              <draw:line draw:style-name="gr371" draw:text-style-name="P5" draw:layer="layout" svg:x1="28.109cm" svg:y1="14.991cm" svg:x2="28.204cm" svg:y2="14.943cm">
                <text:p/>
              </draw:line>
              <draw:line draw:style-name="gr372" draw:text-style-name="P5" draw:layer="layout" svg:x1="28.014cm" svg:y1="14.943cm" svg:x2="28.109cm" svg:y2="14.895cm">
                <text:p/>
              </draw:line>
              <draw:line draw:style-name="gr373" draw:text-style-name="P5" draw:layer="layout" svg:x1="27.919cm" svg:y1="14.896cm" svg:x2="28.014cm" svg:y2="14.848cm">
                <text:p/>
              </draw:line>
              <draw:line draw:style-name="gr374" draw:text-style-name="P5" draw:layer="layout" svg:x1="27.823cm" svg:y1="14.848cm" svg:x2="27.918cm" svg:y2="14.8cm">
                <text:p/>
              </draw:line>
              <draw:line draw:style-name="gr375" draw:text-style-name="P5" draw:layer="layout" svg:x1="27.68cm" svg:y1="14.872cm" svg:x2="27.775cm" svg:y2="14.824cm">
                <text:p/>
              </draw:line>
              <draw:line draw:style-name="gr376" draw:text-style-name="P5" draw:layer="layout" svg:x1="27.728cm" svg:y1="14.801cm" svg:x2="27.823cm" svg:y2="14.753cm">
                <text:p/>
              </draw:line>
              <draw:line draw:style-name="gr377" draw:text-style-name="P5" draw:layer="layout" svg:x1="27.585cm" svg:y1="14.824cm" svg:x2="27.68cm" svg:y2="14.776cm">
                <text:p/>
              </draw:line>
              <draw:line draw:style-name="gr378" draw:text-style-name="P5" draw:layer="layout" svg:x1="28.347cm" svg:y1="15.206cm" svg:x2="28.442cm" svg:y2="15.158cm">
                <text:p/>
              </draw:line>
              <draw:line draw:style-name="gr379" draw:text-style-name="P5" draw:layer="layout" svg:x1="28.252cm" svg:y1="15.158cm" svg:x2="28.347cm" svg:y2="15.11cm">
                <text:p/>
              </draw:line>
              <draw:line draw:style-name="gr380" draw:text-style-name="P5" draw:layer="layout" svg:x1="28.68cm" svg:y1="15.372cm" svg:x2="29.061cm" svg:y2="15.181cm">
                <text:p/>
              </draw:line>
              <draw:line draw:style-name="gr381" draw:text-style-name="P5" draw:layer="layout" svg:x1="28.775cm" svg:y1="15.42cm" svg:x2="29.156cm" svg:y2="15.229cm">
                <text:p/>
              </draw:line>
              <draw:line draw:style-name="gr382" draw:text-style-name="P5" draw:layer="layout" svg:x1="28.871cm" svg:y1="15.181cm" svg:x2="29.157cm" svg:y2="15.324cm">
                <text:p/>
              </draw:line>
              <draw:line draw:style-name="gr383" draw:text-style-name="P5" draw:layer="layout" svg:x1="28.775cm" svg:y1="15.229cm" svg:x2="29.061cm" svg:y2="15.372cm">
                <text:p/>
              </draw:line>
              <draw:line draw:style-name="gr384" draw:text-style-name="P5" draw:layer="layout" svg:x1="28.68cm" svg:y1="15.276cm" svg:x2="28.871cm" svg:y2="15.371cm">
                <text:p/>
              </draw:line>
              <draw:polygon draw:style-name="gr385" draw:text-style-name="P28" draw:layer="layout" svg:width="1.523cm" svg:height="0.856cm" svg:x="27.347cm" svg:y="14.776cm" svg:viewBox="0 0 1524 857" draw:points="0,95 0,0 1524,762 1524,857">
                <text:p/>
              </draw:polygon>
              <draw:polygon draw:style-name="gr386" draw:text-style-name="P8" draw:layer="layout" svg:width="2.047cm" svg:height="1.118cm" svg:x="27.347cm" svg:y="14.515cm" svg:viewBox="0 0 2048 1119" draw:points="524,0 2048,762 2048,857 1524,1119 0,357 0,262">
                <text:p/>
              </draw:polygon>
            </draw:g>
          </draw:g>
        </draw:g>
        <draw:g>
          <draw:glue-point draw:id="4" svg:x="3.888cm" svg:y="0.154cm"/>
          <draw:glue-point draw:id="5" svg:x="1.148cm" svg:y="-3.571cm"/>
          <draw:glue-point draw:id="6" svg:x="-5cm" svg:y="2.113cm"/>
          <draw:glue-point draw:id="7" svg:x="0.185cm" svg:y="5cm"/>
          <draw:glue-point draw:id="8" svg:x="3.703cm" svg:y="3.041cm"/>
          <draw:path draw:style-name="gr387" draw:text-style-name="P3" draw:layer="layout" svg:width="1.538cm" svg:height="0.937cm" svg:x="24.919cm" svg:y="15.315cm" svg:viewBox="0 0 1539 938" svg:d="M2 938c162 0 1537-335 1537-636 0-302-370-302-533-302 0 101-1063 201-1004 938z">
            <text:p/>
          </draw:path>
          <draw:g>
            <draw:polygon draw:style-name="gr388" draw:text-style-name="P11" draw:layer="layout" svg:width="2.78cm" svg:height="1.573cm" svg:x="23.263cm" svg:y="14.511cm" svg:viewBox="0 0 2781 1574" draw:points="1657,1574 0,637 1124,0 2781,938">
              <text:p/>
            </draw:polygon>
            <draw:polygon draw:style-name="gr389" draw:text-style-name="P32" draw:layer="layout" svg:width="1.833cm" svg:height="1.037cm" svg:x="23.914cm" svg:y="14.679cm" svg:viewBox="0 0 1834 1038" draw:points="0,268 473,0 1834,770 1361,1038">
              <text:p/>
            </draw:polygon>
            <draw:polygon draw:style-name="gr390" draw:text-style-name="P9" draw:layer="layout" svg:width="1.656cm" svg:height="2.411cm" svg:x="24.387cm" svg:y="13.038cm" svg:viewBox="0 0 1657 2412" draw:points="0,1474 0,0 1657,938 1657,2412">
              <text:p/>
            </draw:polygon>
            <draw:polygon draw:style-name="gr391" draw:text-style-name="P29" draw:layer="layout" svg:width="1.537cm" svg:height="2.109cm" svg:x="24.446cm" svg:y="13.138cm" svg:viewBox="0 0 1538 2110" draw:points="0,1239 0,0 1538,871 1538,2110">
              <text:p/>
            </draw:polygon>
            <draw:polygon draw:style-name="gr392" draw:text-style-name="P11" draw:layer="layout" svg:width="1.715cm" svg:height="0.97cm" svg:x="24.387cm" svg:y="13.004cm" svg:viewBox="0 0 1716 971" draw:points="1657,971 0,34 59,0 1716,938">
              <text:p/>
            </draw:polygon>
            <draw:polygon draw:style-name="gr393" draw:text-style-name="P33" draw:layer="layout" svg:width="0.058cm" svg:height="1.506cm" svg:x="26.044cm" svg:y="13.942cm" svg:viewBox="0 0 59 1507" draw:points="0,1507 0,34 59,0 59,1474">
              <text:p/>
            </draw:polygon>
            <draw:polygon draw:style-name="gr394" draw:text-style-name="P33" draw:layer="layout" svg:width="1.123cm" svg:height="0.803cm" svg:x="24.92cm" svg:y="15.449cm" svg:viewBox="0 0 1124 804" draw:points="0,804 0,637 1124,0 1124,168">
              <text:p/>
            </draw:polygon>
            <draw:line draw:style-name="gr395" draw:text-style-name="P5" draw:layer="layout" svg:x1="24.032cm" svg:y1="14.88cm" svg:x2="25.393cm" svg:y2="15.65cm">
              <text:p/>
            </draw:line>
            <draw:line draw:style-name="gr396" draw:text-style-name="P5" draw:layer="layout" svg:x1="24.151cm" svg:y1="14.813cm" svg:x2="25.512cm" svg:y2="15.583cm">
              <text:p/>
            </draw:line>
            <draw:line draw:style-name="gr397" draw:text-style-name="P5" draw:layer="layout" svg:x1="24.269cm" svg:y1="14.746cm" svg:x2="25.63cm" svg:y2="15.516cm">
              <text:p/>
            </draw:line>
            <draw:line draw:style-name="gr398" draw:text-style-name="P5" draw:layer="layout" svg:x1="25.452cm" svg:y1="15.416cm" svg:x2="25.57cm" svg:y2="15.349cm">
              <text:p/>
            </draw:line>
            <draw:line draw:style-name="gr399" draw:text-style-name="P5" draw:layer="layout" svg:x1="25.334cm" svg:y1="15.349cm" svg:x2="25.452cm" svg:y2="15.282cm">
              <text:p/>
            </draw:line>
            <draw:line draw:style-name="gr400" draw:text-style-name="P5" draw:layer="layout" svg:x1="25.216cm" svg:y1="15.282cm" svg:x2="25.334cm" svg:y2="15.215cm">
              <text:p/>
            </draw:line>
            <draw:line draw:style-name="gr401" draw:text-style-name="P5" draw:layer="layout" svg:x1="25.275cm" svg:y1="15.449cm" svg:x2="25.393cm" svg:y2="15.382cm">
              <text:p/>
            </draw:line>
            <draw:line draw:style-name="gr402" draw:text-style-name="P5" draw:layer="layout" svg:x1="25.156cm" svg:y1="15.382cm" svg:x2="25.274cm" svg:y2="15.315cm">
              <text:p/>
            </draw:line>
            <draw:line draw:style-name="gr403" draw:text-style-name="P5" draw:layer="layout" svg:x1="25.038cm" svg:y1="15.315cm" svg:x2="25.156cm" svg:y2="15.248cm">
              <text:p/>
            </draw:line>
            <draw:line draw:style-name="gr404" draw:text-style-name="P5" draw:layer="layout" svg:x1="25.097cm" svg:y1="15.215cm" svg:x2="25.215cm" svg:y2="15.148cm">
              <text:p/>
            </draw:line>
            <draw:line draw:style-name="gr405" draw:text-style-name="P5" draw:layer="layout" svg:x1="24.92cm" svg:y1="15.248cm" svg:x2="25.038cm" svg:y2="15.181cm">
              <text:p/>
            </draw:line>
            <draw:line draw:style-name="gr406" draw:text-style-name="P5" draw:layer="layout" svg:x1="24.979cm" svg:y1="15.148cm" svg:x2="25.097cm" svg:y2="15.081cm">
              <text:p/>
            </draw:line>
            <draw:line draw:style-name="gr407" draw:text-style-name="P5" draw:layer="layout" svg:x1="24.86cm" svg:y1="15.081cm" svg:x2="24.978cm" svg:y2="15.014cm">
              <text:p/>
            </draw:line>
            <draw:line draw:style-name="gr408" draw:text-style-name="P5" draw:layer="layout" svg:x1="24.742cm" svg:y1="15.014cm" svg:x2="24.86cm" svg:y2="14.947cm">
              <text:p/>
            </draw:line>
            <draw:line draw:style-name="gr409" draw:text-style-name="P5" draw:layer="layout" svg:x1="24.801cm" svg:y1="15.181cm" svg:x2="24.919cm" svg:y2="15.114cm">
              <text:p/>
            </draw:line>
            <draw:line draw:style-name="gr410" draw:text-style-name="P5" draw:layer="layout" svg:x1="24.683cm" svg:y1="15.114cm" svg:x2="24.801cm" svg:y2="15.047cm">
              <text:p/>
            </draw:line>
            <draw:line draw:style-name="gr411" draw:text-style-name="P5" draw:layer="layout" svg:x1="24.565cm" svg:y1="15.047cm" svg:x2="24.683cm" svg:y2="14.98cm">
              <text:p/>
            </draw:line>
            <draw:line draw:style-name="gr412" draw:text-style-name="P5" draw:layer="layout" svg:x1="24.624cm" svg:y1="14.947cm" svg:x2="24.742cm" svg:y2="14.88cm">
              <text:p/>
            </draw:line>
            <draw:line draw:style-name="gr413" draw:text-style-name="P5" draw:layer="layout" svg:x1="24.446cm" svg:y1="14.98cm" svg:x2="24.564cm" svg:y2="14.913cm">
              <text:p/>
            </draw:line>
            <draw:line draw:style-name="gr414" draw:text-style-name="P5" draw:layer="layout" svg:x1="24.505cm" svg:y1="14.88cm" svg:x2="24.623cm" svg:y2="14.813cm">
              <text:p/>
            </draw:line>
            <draw:line draw:style-name="gr415" draw:text-style-name="P5" draw:layer="layout" svg:x1="24.387cm" svg:y1="14.813cm" svg:x2="24.505cm" svg:y2="14.746cm">
              <text:p/>
            </draw:line>
            <draw:line draw:style-name="gr416" draw:text-style-name="P5" draw:layer="layout" svg:x1="24.328cm" svg:y1="14.913cm" svg:x2="24.446cm" svg:y2="14.846cm">
              <text:p/>
            </draw:line>
            <draw:line draw:style-name="gr417" draw:text-style-name="P5" draw:layer="layout" svg:x1="25.097cm" svg:y1="15.483cm" svg:x2="25.215cm" svg:y2="15.416cm">
              <text:p/>
            </draw:line>
            <draw:line draw:style-name="gr418" draw:text-style-name="P5" draw:layer="layout" svg:x1="24.979cm" svg:y1="15.416cm" svg:x2="25.097cm" svg:y2="15.349cm">
              <text:p/>
            </draw:line>
            <draw:line draw:style-name="gr419" draw:text-style-name="P5" draw:layer="layout" svg:x1="24.86cm" svg:y1="15.349cm" svg:x2="24.978cm" svg:y2="15.282cm">
              <text:p/>
            </draw:line>
            <draw:line draw:style-name="gr420" draw:text-style-name="P5" draw:layer="layout" svg:x1="24.801cm" svg:y1="15.449cm" svg:x2="24.919cm" svg:y2="15.382cm">
              <text:p/>
            </draw:line>
            <draw:line draw:style-name="gr421" draw:text-style-name="P5" draw:layer="layout" svg:x1="24.683cm" svg:y1="15.382cm" svg:x2="24.801cm" svg:y2="15.315cm">
              <text:p/>
            </draw:line>
            <draw:line draw:style-name="gr422" draw:text-style-name="P5" draw:layer="layout" svg:x1="24.742cm" svg:y1="15.282cm" svg:x2="24.86cm" svg:y2="15.215cm">
              <text:p/>
            </draw:line>
            <draw:line draw:style-name="gr423" draw:text-style-name="P5" draw:layer="layout" svg:x1="24.624cm" svg:y1="15.215cm" svg:x2="24.742cm" svg:y2="15.148cm">
              <text:p/>
            </draw:line>
            <draw:line draw:style-name="gr424" draw:text-style-name="P5" draw:layer="layout" svg:x1="24.505cm" svg:y1="15.148cm" svg:x2="24.623cm" svg:y2="15.081cm">
              <text:p/>
            </draw:line>
            <draw:line draw:style-name="gr425" draw:text-style-name="P5" draw:layer="layout" svg:x1="24.387cm" svg:y1="15.081cm" svg:x2="24.505cm" svg:y2="15.014cm">
              <text:p/>
            </draw:line>
            <draw:line draw:style-name="gr426" draw:text-style-name="P5" draw:layer="layout" svg:x1="24.21cm" svg:y1="15.114cm" svg:x2="24.328cm" svg:y2="15.047cm">
              <text:p/>
            </draw:line>
            <draw:line draw:style-name="gr427" draw:text-style-name="P5" draw:layer="layout" svg:x1="24.269cm" svg:y1="15.014cm" svg:x2="24.387cm" svg:y2="14.947cm">
              <text:p/>
            </draw:line>
            <draw:line draw:style-name="gr428" draw:text-style-name="P5" draw:layer="layout" svg:x1="24.091cm" svg:y1="15.047cm" svg:x2="24.209cm" svg:y2="14.98cm">
              <text:p/>
            </draw:line>
            <draw:line draw:style-name="gr429" draw:text-style-name="P5" draw:layer="layout" svg:x1="25.038cm" svg:y1="15.583cm" svg:x2="25.156cm" svg:y2="15.516cm">
              <text:p/>
            </draw:line>
            <draw:line draw:style-name="gr430" draw:text-style-name="P5" draw:layer="layout" svg:x1="24.92cm" svg:y1="15.516cm" svg:x2="25.038cm" svg:y2="15.449cm">
              <text:p/>
            </draw:line>
            <draw:polygon draw:style-name="gr431" draw:text-style-name="P9" draw:layer="layout" svg:width="1.656cm" svg:height="1.104cm" svg:x="23.263cm" svg:y="15.148cm" svg:viewBox="0 0 1657 1105" draw:points="0,168 0,0 1657,938 1657,1105">
              <text:p/>
            </draw:polygon>
            <draw:polygon draw:style-name="gr432" draw:text-style-name="P8" draw:layer="layout" svg:width="2.839cm" svg:height="3.248cm" svg:x="23.263cm" svg:y="13.004cm" svg:viewBox="0 0 2840 3249" draw:points="1183,0 2840,938 2840,2412 2781,2445 2781,2612 1657,3249 0,2311 0,2144 1124,1507 1124,34">
              <text:p/>
            </draw:polygon>
            <draw:polygon draw:style-name="gr433" draw:text-style-name="P34" draw:layer="layout" svg:width="0.709cm" svg:height="0.401cm" svg:x="23.973cm" svg:y="15.248cm" svg:viewBox="0 0 710 402" draw:points="0,168 296,0 710,235 414,402">
              <text:p/>
            </draw:polygon>
            <draw:line draw:style-name="gr434" draw:text-style-name="P5" draw:layer="layout" svg:x1="25.393cm" svg:y1="15.516cm" svg:x2="25.511cm" svg:y2="15.449cm">
              <text:p/>
            </draw:line>
            <draw:line draw:style-name="gr435" draw:text-style-name="P5" draw:layer="layout" svg:x1="25.216cm" svg:y1="15.55cm" svg:x2="25.334cm" svg:y2="15.483cm">
              <text:p/>
            </draw:line>
          </draw:g>
        </draw:g>
        <draw:line draw:style-name="gr152" draw:text-style-name="P27" draw:layer="layout" svg:x1="29.125cm" svg:y1="14.348cm" svg:x2="17.012cm" svg:y2="12.443cm">
          <text:p/>
        </draw:line>
        <draw:frame draw:style-name="gr218" draw:text-style-name="P35" draw:layer="layout" svg:width="4.445cm" svg:height="1.275cm" svg:x="15.79cm" svg:y="13.205cm">
          <draw:text-box>
            <text:p><text:span text:style-name="T2">Departmental</text:span><text:span text:style-name="T4"> switch</text:span></text:p>
          </draw:text-box>
        </draw:frame>
        <draw:frame draw:style-name="gr436" draw:text-style-name="P35" draw:layer="layout" svg:width="5.969cm" svg:height="2.54cm" svg:x="15.409cm" svg:y="13.84cm">
          <draw:text-box>
            <text:p><text:span text:style-name="T2">Computing devices</text:span></text:p>
            <text:p><text:span text:style-name="T2">IT- 192.168.1.21 -30/24</text:span></text:p>
            <text:p><text:span text:style-name="T2">Marketing – 192.168.1.31-40/24</text:span></text:p>
            <text:p><text:span text:style-name="T2">Accounting – 192.168.1.41-50/24</text:span></text:p>
            <text:p><text:span text:style-name="T2">Ops – 192.168.1.51-60/24</text:span></text:p>
          </draw:text-box>
        </draw:fram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37" draw:text-style-name="P3" draw:layer="layout" svg:width="0.45cm" svg:height="0.379cm" svg:x="27.531cm" svg:y="18.921cm" svg:viewBox="0 0 451 380" svg:d="M0 380c113 0 451-126 451-222 0-95-10-158-123-158 0 95-330 95-328 380z">
              <text:p/>
            </draw:path>
            <draw:g>
              <draw:polygon draw:style-name="gr438" draw:text-style-name="P9" draw:layer="layout" svg:width="0.205cm" svg:height="0.316cm" svg:x="27.364cm" svg:y="18.984cm" svg:viewBox="0 0 206 317" draw:points="0,190 41,0 206,127 165,317">
                <text:p/>
              </draw:polygon>
              <draw:polygon draw:style-name="gr439" draw:text-style-name="P11" draw:layer="layout" svg:width="0.452cm" svg:height="0.347cm" svg:x="27.406cm" svg:y="18.763cm" svg:viewBox="0 0 453 348" draw:points="0,222 83,127 206,31 288,0 453,127 371,158 247,254 165,348">
                <text:p/>
              </draw:polygon>
              <draw:path draw:style-name="gr440" draw:text-style-name="P33" draw:layer="layout" svg:width="0.37cm" svg:height="0.411cm" svg:x="27.529cm" svg:y="18.889cm" svg:viewBox="0 0 371 412" svg:d="M371 127c0-190-83-127-165-64-82 64-165 64-206 349 0 0 165-127 371-285z">
                <text:p/>
              </draw:path>
              <draw:path draw:style-name="gr441" draw:text-style-name="P8" draw:layer="layout" svg:width="0.534cm" svg:height="0.537cm" svg:x="27.364cm" svg:y="18.763cm" svg:viewBox="0 0 535 538" svg:d="M329 0c-82 31-82 31-164 95-41 32-124 63-165 317 83 63 83 63 165 126 47-28 288-221 370-284 0-159-82-159-206-254z">
                <text:p/>
              </draw:path>
            </draw:g>
          </draw:g>
          <draw:g>
            <draw:path draw:style-name="gr442" draw:text-style-name="P3" draw:layer="layout" svg:width="0.74cm" svg:height="0.759cm" svg:x="27.158cm" svg:y="17.401cm" svg:viewBox="0 0 741 760" svg:d="M3 760c112 0 738-32 738-317s-215-443-328-443c0 95-452 63-410 760z">
              <text:p/>
            </draw:path>
            <draw:g>
              <draw:polygon draw:style-name="gr443" draw:text-style-name="P9" draw:layer="layout" svg:width="0.411cm" svg:height="0.442cm" svg:x="26.746cm" svg:y="17.717cm" svg:viewBox="0 0 412 443" draw:points="0,127 0,0 412,317 412,443">
                <text:p/>
              </draw:polygon>
              <draw:polygon draw:style-name="gr444" draw:text-style-name="P9" draw:layer="layout" svg:width="0.411cm" svg:height="0.537cm" svg:x="27.076cm" svg:y="17.243cm" svg:viewBox="0 0 412 538" draw:points="0,222 0,0 412,317 412,538">
                <text:p/>
              </draw:polygon>
              <draw:polygon draw:style-name="gr445" draw:text-style-name="P11" draw:layer="layout" svg:width="0.74cm" svg:height="0.569cm" svg:x="26.746cm" svg:y="17.464cm" svg:viewBox="0 0 741 570" draw:points="0,254 329,0 741,317 412,570">
                <text:p/>
              </draw:polygon>
              <draw:line draw:style-name="gr446" draw:text-style-name="P5" draw:layer="layout" svg:x1="27.076cm" svg:y1="17.464cm" svg:x2="27.488cm" svg:y2="17.781cm">
                <text:p/>
              </draw:line>
              <draw:polygon draw:style-name="gr447" draw:text-style-name="P33" draw:layer="layout" svg:width="0.411cm" svg:height="0.537cm" svg:x="27.158cm" svg:y="17.622cm" svg:viewBox="0 0 412 538" draw:points="0,538 0,412 329,158 329,0 412,63 412,222">
                <text:p/>
              </draw:polygon>
              <draw:polygon draw:style-name="gr448" draw:text-style-name="P9" draw:layer="layout" svg:width="1.317cm" svg:height="2.405cm" svg:x="26.294cm" svg:y="15.311cm" svg:viewBox="0 0 1318 2406" draw:points="0,1393 0,0 1318,1013 1318,2406">
                <text:p/>
              </draw:polygon>
              <draw:polygon draw:style-name="gr449" draw:text-style-name="P29" draw:layer="layout" svg:width="1.235cm" svg:height="2.215cm" svg:x="26.335cm" svg:y="15.406cm" svg:viewBox="0 0 1236 2216" draw:points="0,1266 0,0 1236,950 1236,2216">
                <text:p/>
              </draw:polygon>
              <draw:polygon draw:style-name="gr450" draw:text-style-name="P11" draw:layer="layout" svg:width="1.399cm" svg:height="1.075cm" svg:x="26.294cm" svg:y="15.248cm" svg:viewBox="0 0 1400 1076" draw:points="1318,1076 0,63 83,0 1400,1013">
                <text:p/>
              </draw:polygon>
              <draw:polygon draw:style-name="gr451" draw:text-style-name="P33" draw:layer="layout" svg:width="0.082cm" svg:height="1.455cm" svg:x="27.612cm" svg:y="16.261cm" svg:viewBox="0 0 83 1456" draw:points="0,1456 0,63 83,0 83,1393">
                <text:p/>
              </draw:polygon>
              <draw:polygon draw:style-name="gr452" draw:text-style-name="P8" draw:layer="layout" svg:width="1.399cm" svg:height="2.912cm" svg:x="26.294cm" svg:y="15.248cm" svg:viewBox="0 0 1400 2913" draw:points="83,0 1400,1013 1400,2406 1318,2469 1277,2438 1277,2596 865,2913 453,2596 453,2469 782,2216 782,2058 0,1456 0,63">
                <text:p/>
              </draw:polygon>
            </draw:g>
          </draw:g>
          <draw:g>
            <draw:path draw:style-name="gr453" draw:text-style-name="P3" draw:layer="layout" svg:width="0.535cm" svg:height="0.379cm" svg:x="26.993cm" svg:y="18.572cm" svg:viewBox="0 0 536 380" svg:d="M3 380c113 0 533-158 533-253 0-96-10-127-123-127 0 95-453 63-410 380z">
              <text:p/>
            </draw:path>
            <draw:g>
              <draw:polygon draw:style-name="gr454" draw:text-style-name="P11" draw:layer="layout" svg:width="1.77cm" svg:height="1.361cm" svg:x="25.676cm" svg:y="17.496cm" svg:viewBox="0 0 1771 1362" draw:points="1318,1362 0,348 453,0 1771,1013">
                <text:p/>
              </draw:polygon>
              <draw:polygon draw:style-name="gr455" draw:text-style-name="P32" draw:layer="layout" svg:width="1.193cm" svg:height="0.917cm" svg:x="25.8cm" svg:y="17.591cm" svg:viewBox="0 0 1194 918" draw:points="0,254 329,0 1194,665 865,918">
                <text:p/>
              </draw:polygon>
              <draw:polygon draw:style-name="gr456" draw:text-style-name="P32" draw:layer="layout" svg:width="0.576cm" svg:height="0.442cm" svg:x="26.746cm" svg:y="18.319cm" svg:viewBox="0 0 577 443" draw:points="0,254 329,0 577,190 247,443">
                <text:p/>
              </draw:polygon>
              <draw:polygon draw:style-name="gr457" draw:text-style-name="P33" draw:layer="layout" svg:width="0.452cm" svg:height="0.474cm" svg:x="26.994cm" svg:y="18.509cm" svg:viewBox="0 0 453 475" draw:points="0,475 0,348 453,0 453,127">
                <text:p/>
              </draw:polygon>
              <draw:line draw:style-name="gr458" draw:text-style-name="P5" draw:layer="layout" svg:x1="25.882cm" svg:y1="17.781cm" svg:x2="26.747cm" svg:y2="18.446cm">
                <text:p/>
              </draw:line>
              <draw:line draw:style-name="gr459" draw:text-style-name="P5" draw:layer="layout" svg:x1="25.964cm" svg:y1="17.717cm" svg:x2="26.829cm" svg:y2="18.382cm">
                <text:p/>
              </draw:line>
              <draw:line draw:style-name="gr460" draw:text-style-name="P5" draw:layer="layout" svg:x1="26.047cm" svg:y1="17.654cm" svg:x2="26.912cm" svg:y2="18.319cm">
                <text:p/>
              </draw:line>
              <draw:line draw:style-name="gr461" draw:text-style-name="P5" draw:layer="layout" svg:x1="26.829cm" svg:y1="18.255cm" svg:x2="26.912cm" svg:y2="18.192cm">
                <text:p/>
              </draw:line>
              <draw:line draw:style-name="gr462" draw:text-style-name="P5" draw:layer="layout" svg:x1="26.746cm" svg:y1="18.192cm" svg:x2="26.829cm" svg:y2="18.129cm">
                <text:p/>
              </draw:line>
              <draw:line draw:style-name="gr463" draw:text-style-name="P5" draw:layer="layout" svg:x1="26.664cm" svg:y1="18.129cm" svg:x2="26.747cm" svg:y2="18.066cm">
                <text:p/>
              </draw:line>
              <draw:line draw:style-name="gr464" draw:text-style-name="P5" draw:layer="layout" svg:x1="26.705cm" svg:y1="18.287cm" svg:x2="26.788cm" svg:y2="18.224cm">
                <text:p/>
              </draw:line>
              <draw:line draw:style-name="gr465" draw:text-style-name="P5" draw:layer="layout" svg:x1="26.623cm" svg:y1="18.224cm" svg:x2="26.706cm" svg:y2="18.161cm">
                <text:p/>
              </draw:line>
              <draw:line draw:style-name="gr466" draw:text-style-name="P5" draw:layer="layout" svg:x1="26.541cm" svg:y1="18.16cm" svg:x2="26.624cm" svg:y2="18.097cm">
                <text:p/>
              </draw:line>
              <draw:line draw:style-name="gr467" draw:text-style-name="P5" draw:layer="layout" svg:x1="26.582cm" svg:y1="18.066cm" svg:x2="26.665cm" svg:y2="18.003cm">
                <text:p/>
              </draw:line>
              <draw:line draw:style-name="gr468" draw:text-style-name="P5" draw:layer="layout" svg:x1="26.458cm" svg:y1="18.097cm" svg:x2="26.541cm" svg:y2="18.034cm">
                <text:p/>
              </draw:line>
              <draw:line draw:style-name="gr469" draw:text-style-name="P5" draw:layer="layout" svg:x1="26.5cm" svg:y1="18.002cm" svg:x2="26.583cm" svg:y2="17.939cm">
                <text:p/>
              </draw:line>
              <draw:line draw:style-name="gr470" draw:text-style-name="P5" draw:layer="layout" svg:x1="26.417cm" svg:y1="17.939cm" svg:x2="26.5cm" svg:y2="17.876cm">
                <text:p/>
              </draw:line>
              <draw:line draw:style-name="gr471" draw:text-style-name="P5" draw:layer="layout" svg:x1="26.335cm" svg:y1="17.876cm" svg:x2="26.418cm" svg:y2="17.813cm">
                <text:p/>
              </draw:line>
              <draw:line draw:style-name="gr472" draw:text-style-name="P5" draw:layer="layout" svg:x1="26.376cm" svg:y1="18.034cm" svg:x2="26.459cm" svg:y2="17.971cm">
                <text:p/>
              </draw:line>
              <draw:line draw:style-name="gr473" draw:text-style-name="P5" draw:layer="layout" svg:x1="26.294cm" svg:y1="17.97cm" svg:x2="26.377cm" svg:y2="17.907cm">
                <text:p/>
              </draw:line>
              <draw:line draw:style-name="gr474" draw:text-style-name="P5" draw:layer="layout" svg:x1="26.211cm" svg:y1="17.907cm" svg:x2="26.294cm" svg:y2="17.844cm">
                <text:p/>
              </draw:line>
              <draw:line draw:style-name="gr475" draw:text-style-name="P5" draw:layer="layout" svg:x1="26.253cm" svg:y1="17.812cm" svg:x2="26.336cm" svg:y2="17.749cm">
                <text:p/>
              </draw:line>
              <draw:line draw:style-name="gr476" draw:text-style-name="P5" draw:layer="layout" svg:x1="26.129cm" svg:y1="17.844cm" svg:x2="26.212cm" svg:y2="17.781cm">
                <text:p/>
              </draw:line>
              <draw:line draw:style-name="gr477" draw:text-style-name="P5" draw:layer="layout" svg:x1="26.17cm" svg:y1="17.749cm" svg:x2="26.253cm" svg:y2="17.686cm">
                <text:p/>
              </draw:line>
              <draw:line draw:style-name="gr478" draw:text-style-name="P5" draw:layer="layout" svg:x1="26.088cm" svg:y1="17.685cm" svg:x2="26.171cm" svg:y2="17.622cm">
                <text:p/>
              </draw:line>
              <draw:line draw:style-name="gr479" draw:text-style-name="P5" draw:layer="layout" svg:x1="26.047cm" svg:y1="17.78cm" svg:x2="26.13cm" svg:y2="17.717cm">
                <text:p/>
              </draw:line>
              <draw:line draw:style-name="gr480" draw:text-style-name="P5" draw:layer="layout" svg:x1="26.582cm" svg:y1="18.319cm" svg:x2="26.665cm" svg:y2="18.256cm">
                <text:p/>
              </draw:line>
              <draw:line draw:style-name="gr481" draw:text-style-name="P5" draw:layer="layout" svg:x1="26.5cm" svg:y1="18.255cm" svg:x2="26.583cm" svg:y2="18.192cm">
                <text:p/>
              </draw:line>
              <draw:line draw:style-name="gr482" draw:text-style-name="P5" draw:layer="layout" svg:x1="26.417cm" svg:y1="18.192cm" svg:x2="26.5cm" svg:y2="18.129cm">
                <text:p/>
              </draw:line>
              <draw:line draw:style-name="gr483" draw:text-style-name="P5" draw:layer="layout" svg:x1="26.376cm" svg:y1="18.287cm" svg:x2="26.459cm" svg:y2="18.224cm">
                <text:p/>
              </draw:line>
              <draw:line draw:style-name="gr484" draw:text-style-name="P5" draw:layer="layout" svg:x1="26.294cm" svg:y1="18.224cm" svg:x2="26.377cm" svg:y2="18.161cm">
                <text:p/>
              </draw:line>
              <draw:line draw:style-name="gr485" draw:text-style-name="P5" draw:layer="layout" svg:x1="26.335cm" svg:y1="18.129cm" svg:x2="26.418cm" svg:y2="18.066cm">
                <text:p/>
              </draw:line>
              <draw:line draw:style-name="gr486" draw:text-style-name="P5" draw:layer="layout" svg:x1="26.253cm" svg:y1="18.066cm" svg:x2="26.336cm" svg:y2="18.003cm">
                <text:p/>
              </draw:line>
              <draw:line draw:style-name="gr487" draw:text-style-name="P5" draw:layer="layout" svg:x1="26.17cm" svg:y1="18.002cm" svg:x2="26.253cm" svg:y2="17.939cm">
                <text:p/>
              </draw:line>
              <draw:line draw:style-name="gr488" draw:text-style-name="P5" draw:layer="layout" svg:x1="26.088cm" svg:y1="17.939cm" svg:x2="26.171cm" svg:y2="17.876cm">
                <text:p/>
              </draw:line>
              <draw:line draw:style-name="gr489" draw:text-style-name="P5" draw:layer="layout" svg:x1="25.964cm" svg:y1="17.97cm" svg:x2="26.047cm" svg:y2="17.907cm">
                <text:p/>
              </draw:line>
              <draw:line draw:style-name="gr490" draw:text-style-name="P5" draw:layer="layout" svg:x1="26.005cm" svg:y1="17.876cm" svg:x2="26.088cm" svg:y2="17.813cm">
                <text:p/>
              </draw:line>
              <draw:line draw:style-name="gr491" draw:text-style-name="P5" draw:layer="layout" svg:x1="25.882cm" svg:y1="17.907cm" svg:x2="25.965cm" svg:y2="17.844cm">
                <text:p/>
              </draw:line>
              <draw:line draw:style-name="gr492" draw:text-style-name="P5" draw:layer="layout" svg:x1="26.541cm" svg:y1="18.414cm" svg:x2="26.624cm" svg:y2="18.351cm">
                <text:p/>
              </draw:line>
              <draw:line draw:style-name="gr493" draw:text-style-name="P5" draw:layer="layout" svg:x1="26.458cm" svg:y1="18.351cm" svg:x2="26.541cm" svg:y2="18.288cm">
                <text:p/>
              </draw:line>
              <draw:line draw:style-name="gr494" draw:text-style-name="P5" draw:layer="layout" svg:x1="26.829cm" svg:y1="18.636cm" svg:x2="27.158cm" svg:y2="18.382cm">
                <text:p/>
              </draw:line>
              <draw:line draw:style-name="gr495" draw:text-style-name="P5" draw:layer="layout" svg:x1="26.912cm" svg:y1="18.7cm" svg:x2="27.241cm" svg:y2="18.446cm">
                <text:p/>
              </draw:line>
              <draw:line draw:style-name="gr496" draw:text-style-name="P5" draw:layer="layout" svg:x1="26.994cm" svg:y1="18.382cm" svg:x2="27.241cm" svg:y2="18.572cm">
                <text:p/>
              </draw:line>
              <draw:line draw:style-name="gr497" draw:text-style-name="P5" draw:layer="layout" svg:x1="26.912cm" svg:y1="18.446cm" svg:x2="27.159cm" svg:y2="18.636cm">
                <text:p/>
              </draw:line>
              <draw:line draw:style-name="gr498" draw:text-style-name="P5" draw:layer="layout" svg:x1="26.829cm" svg:y1="18.509cm" svg:x2="26.994cm" svg:y2="18.636cm">
                <text:p/>
              </draw:line>
              <draw:polygon draw:style-name="gr499" draw:text-style-name="P9" draw:layer="layout" svg:width="1.317cm" svg:height="1.139cm" svg:x="25.676cm" svg:y="17.844cm" svg:viewBox="0 0 1318 1140" draw:points="0,127 0,0 1318,1013 1318,1140">
                <text:p/>
              </draw:polygon>
              <draw:polygon draw:style-name="gr500" draw:text-style-name="P8" draw:layer="layout" svg:width="1.77cm" svg:height="1.487cm" svg:x="25.676cm" svg:y="17.496cm" svg:viewBox="0 0 1771 1488" draw:points="453,0 1771,1013 1771,1140 1318,1488 0,475 0,348">
                <text:p/>
              </draw:polygon>
            </draw:g>
          </draw:g>
        </draw:g>
        <draw:g>
          <draw:glue-point draw:id="4" svg:x="3.888cm" svg:y="0.154cm"/>
          <draw:glue-point draw:id="5" svg:x="1.148cm" svg:y="-3.571cm"/>
          <draw:glue-point draw:id="6" svg:x="-5cm" svg:y="2.113cm"/>
          <draw:glue-point draw:id="7" svg:x="0.185cm" svg:y="5cm"/>
          <draw:glue-point draw:id="8" svg:x="3.703cm" svg:y="3.041cm"/>
          <draw:path draw:style-name="gr501" draw:text-style-name="P3" draw:layer="layout" svg:width="1.199cm" svg:height="0.795cm" svg:x="24.242cm" svg:y="19.104cm" svg:viewBox="0 0 1200 796" svg:d="M2 796c126 0 1198-284 1198-540s-289-256-415-256c0 86-830 171-783 796z">
            <text:p/>
          </draw:path>
          <draw:g>
            <draw:polygon draw:style-name="gr502" draw:text-style-name="P11" draw:layer="layout" svg:width="2.167cm" svg:height="1.336cm" svg:x="22.951cm" svg:y="18.422cm" svg:viewBox="0 0 2168 1337" draw:points="1292,1337 0,541 876,0 2168,796">
              <text:p/>
            </draw:polygon>
            <draw:polygon draw:style-name="gr503" draw:text-style-name="P32" draw:layer="layout" svg:width="1.429cm" svg:height="0.881cm" svg:x="23.458cm" svg:y="18.564cm" svg:viewBox="0 0 1430 882" draw:points="0,227 369,0 1430,654 1061,882">
              <text:p/>
            </draw:polygon>
            <draw:polygon draw:style-name="gr504" draw:text-style-name="P9" draw:layer="layout" svg:width="1.291cm" svg:height="2.047cm" svg:x="23.827cm" svg:y="17.171cm" svg:viewBox="0 0 1292 2048" draw:points="0,1252 0,0 1292,796 1292,2048">
              <text:p/>
            </draw:polygon>
            <draw:polygon draw:style-name="gr505" draw:text-style-name="P29" draw:layer="layout" svg:width="1.198cm" svg:height="1.791cm" svg:x="23.874cm" svg:y="17.256cm" svg:viewBox="0 0 1199 1792" draw:points="0,1052 0,0 1199,739 1199,1792">
              <text:p/>
            </draw:polygon>
            <draw:polygon draw:style-name="gr506" draw:text-style-name="P11" draw:layer="layout" svg:width="1.337cm" svg:height="0.824cm" svg:x="23.827cm" svg:y="17.142cm" svg:viewBox="0 0 1338 825" draw:points="1292,825 0,29 46,0 1338,796">
              <text:p/>
            </draw:polygon>
            <draw:polygon draw:style-name="gr507" draw:text-style-name="P33" draw:layer="layout" svg:width="0.045cm" svg:height="1.279cm" svg:x="25.119cm" svg:y="17.938cm" svg:viewBox="0 0 46 1280" draw:points="0,1280 0,29 46,0 46,1252">
              <text:p/>
            </draw:polygon>
            <draw:polygon draw:style-name="gr508" draw:text-style-name="P33" draw:layer="layout" svg:width="0.875cm" svg:height="0.681cm" svg:x="24.243cm" svg:y="19.218cm" svg:viewBox="0 0 876 682" draw:points="0,682 0,541 876,0 876,142">
              <text:p/>
            </draw:polygon>
            <draw:line draw:style-name="gr509" draw:text-style-name="P5" draw:layer="layout" svg:x1="23.551cm" svg:y1="18.735cm" svg:x2="24.612cm" svg:y2="19.389cm">
              <text:p/>
            </draw:line>
            <draw:line draw:style-name="gr510" draw:text-style-name="P5" draw:layer="layout" svg:x1="23.643cm" svg:y1="18.678cm" svg:x2="24.704cm" svg:y2="19.332cm">
              <text:p/>
            </draw:line>
            <draw:line draw:style-name="gr511" draw:text-style-name="P5" draw:layer="layout" svg:x1="23.735cm" svg:y1="18.621cm" svg:x2="24.796cm" svg:y2="19.275cm">
              <text:p/>
            </draw:line>
            <draw:line draw:style-name="gr512" draw:text-style-name="P5" draw:layer="layout" svg:x1="24.658cm" svg:y1="19.19cm" svg:x2="24.75cm" svg:y2="19.133cm">
              <text:p/>
            </draw:line>
            <draw:line draw:style-name="gr513" draw:text-style-name="P5" draw:layer="layout" svg:x1="24.566cm" svg:y1="19.133cm" svg:x2="24.658cm" svg:y2="19.076cm">
              <text:p/>
            </draw:line>
            <draw:line draw:style-name="gr514" draw:text-style-name="P5" draw:layer="layout" svg:x1="24.473cm" svg:y1="19.076cm" svg:x2="24.565cm" svg:y2="19.019cm">
              <text:p/>
            </draw:line>
            <draw:line draw:style-name="gr515" draw:text-style-name="P5" draw:layer="layout" svg:x1="24.519cm" svg:y1="19.218cm" svg:x2="24.611cm" svg:y2="19.161cm">
              <text:p/>
            </draw:line>
            <draw:line draw:style-name="gr516" draw:text-style-name="P5" draw:layer="layout" svg:x1="24.427cm" svg:y1="19.161cm" svg:x2="24.519cm" svg:y2="19.104cm">
              <text:p/>
            </draw:line>
            <draw:line draw:style-name="gr517" draw:text-style-name="P5" draw:layer="layout" svg:x1="24.335cm" svg:y1="19.104cm" svg:x2="24.427cm" svg:y2="19.047cm">
              <text:p/>
            </draw:line>
            <draw:line draw:style-name="gr518" draw:text-style-name="P5" draw:layer="layout" svg:x1="24.381cm" svg:y1="19.019cm" svg:x2="24.473cm" svg:y2="18.962cm">
              <text:p/>
            </draw:line>
            <draw:line draw:style-name="gr519" draw:text-style-name="P5" draw:layer="layout" svg:x1="24.243cm" svg:y1="19.048cm" svg:x2="24.335cm" svg:y2="18.991cm">
              <text:p/>
            </draw:line>
            <draw:line draw:style-name="gr520" draw:text-style-name="P5" draw:layer="layout" svg:x1="24.289cm" svg:y1="18.963cm" svg:x2="24.381cm" svg:y2="18.906cm">
              <text:p/>
            </draw:line>
            <draw:line draw:style-name="gr521" draw:text-style-name="P5" draw:layer="layout" svg:x1="24.196cm" svg:y1="18.906cm" svg:x2="24.288cm" svg:y2="18.849cm">
              <text:p/>
            </draw:line>
            <draw:line draw:style-name="gr522" draw:text-style-name="P5" draw:layer="layout" svg:x1="24.104cm" svg:y1="18.849cm" svg:x2="24.196cm" svg:y2="18.792cm">
              <text:p/>
            </draw:line>
            <draw:line draw:style-name="gr523" draw:text-style-name="P5" draw:layer="layout" svg:x1="24.15cm" svg:y1="18.991cm" svg:x2="24.242cm" svg:y2="18.934cm">
              <text:p/>
            </draw:line>
            <draw:line draw:style-name="gr524" draw:text-style-name="P5" draw:layer="layout" svg:x1="24.058cm" svg:y1="18.934cm" svg:x2="24.15cm" svg:y2="18.877cm">
              <text:p/>
            </draw:line>
            <draw:line draw:style-name="gr525" draw:text-style-name="P5" draw:layer="layout" svg:x1="23.966cm" svg:y1="18.877cm" svg:x2="24.058cm" svg:y2="18.82cm">
              <text:p/>
            </draw:line>
            <draw:line draw:style-name="gr526" draw:text-style-name="P5" draw:layer="layout" svg:x1="24.012cm" svg:y1="18.792cm" svg:x2="24.104cm" svg:y2="18.735cm">
              <text:p/>
            </draw:line>
            <draw:line draw:style-name="gr527" draw:text-style-name="P5" draw:layer="layout" svg:x1="23.874cm" svg:y1="18.82cm" svg:x2="23.966cm" svg:y2="18.763cm">
              <text:p/>
            </draw:line>
            <draw:line draw:style-name="gr528" draw:text-style-name="P5" draw:layer="layout" svg:x1="23.92cm" svg:y1="18.735cm" svg:x2="24.012cm" svg:y2="18.678cm">
              <text:p/>
            </draw:line>
            <draw:line draw:style-name="gr529" draw:text-style-name="P5" draw:layer="layout" svg:x1="23.827cm" svg:y1="18.678cm" svg:x2="23.919cm" svg:y2="18.621cm">
              <text:p/>
            </draw:line>
            <draw:line draw:style-name="gr530" draw:text-style-name="P5" draw:layer="layout" svg:x1="23.781cm" svg:y1="18.763cm" svg:x2="23.873cm" svg:y2="18.706cm">
              <text:p/>
            </draw:line>
            <draw:line draw:style-name="gr531" draw:text-style-name="P5" draw:layer="layout" svg:x1="24.381cm" svg:y1="19.247cm" svg:x2="24.473cm" svg:y2="19.19cm">
              <text:p/>
            </draw:line>
            <draw:line draw:style-name="gr532" draw:text-style-name="P5" draw:layer="layout" svg:x1="24.289cm" svg:y1="19.19cm" svg:x2="24.381cm" svg:y2="19.133cm">
              <text:p/>
            </draw:line>
            <draw:line draw:style-name="gr533" draw:text-style-name="P5" draw:layer="layout" svg:x1="24.196cm" svg:y1="19.133cm" svg:x2="24.288cm" svg:y2="19.076cm">
              <text:p/>
            </draw:line>
            <draw:line draw:style-name="gr534" draw:text-style-name="P5" draw:layer="layout" svg:x1="24.15cm" svg:y1="19.218cm" svg:x2="24.242cm" svg:y2="19.161cm">
              <text:p/>
            </draw:line>
            <draw:line draw:style-name="gr535" draw:text-style-name="P5" draw:layer="layout" svg:x1="24.058cm" svg:y1="19.161cm" svg:x2="24.15cm" svg:y2="19.104cm">
              <text:p/>
            </draw:line>
            <draw:line draw:style-name="gr536" draw:text-style-name="P5" draw:layer="layout" svg:x1="24.104cm" svg:y1="19.076cm" svg:x2="24.196cm" svg:y2="19.019cm">
              <text:p/>
            </draw:line>
            <draw:line draw:style-name="gr537" draw:text-style-name="P5" draw:layer="layout" svg:x1="24.012cm" svg:y1="19.019cm" svg:x2="24.104cm" svg:y2="18.962cm">
              <text:p/>
            </draw:line>
            <draw:line draw:style-name="gr538" draw:text-style-name="P5" draw:layer="layout" svg:x1="23.92cm" svg:y1="18.963cm" svg:x2="24.012cm" svg:y2="18.906cm">
              <text:p/>
            </draw:line>
            <draw:line draw:style-name="gr539" draw:text-style-name="P5" draw:layer="layout" svg:x1="23.827cm" svg:y1="18.906cm" svg:x2="23.919cm" svg:y2="18.849cm">
              <text:p/>
            </draw:line>
            <draw:line draw:style-name="gr540" draw:text-style-name="P5" draw:layer="layout" svg:x1="23.689cm" svg:y1="18.934cm" svg:x2="23.781cm" svg:y2="18.877cm">
              <text:p/>
            </draw:line>
            <draw:line draw:style-name="gr541" draw:text-style-name="P5" draw:layer="layout" svg:x1="23.735cm" svg:y1="18.849cm" svg:x2="23.827cm" svg:y2="18.792cm">
              <text:p/>
            </draw:line>
            <draw:line draw:style-name="gr542" draw:text-style-name="P5" draw:layer="layout" svg:x1="23.597cm" svg:y1="18.877cm" svg:x2="23.689cm" svg:y2="18.82cm">
              <text:p/>
            </draw:line>
            <draw:line draw:style-name="gr543" draw:text-style-name="P5" draw:layer="layout" svg:x1="24.335cm" svg:y1="19.332cm" svg:x2="24.427cm" svg:y2="19.275cm">
              <text:p/>
            </draw:line>
            <draw:line draw:style-name="gr544" draw:text-style-name="P5" draw:layer="layout" svg:x1="24.243cm" svg:y1="19.275cm" svg:x2="24.335cm" svg:y2="19.218cm">
              <text:p/>
            </draw:line>
            <draw:polygon draw:style-name="gr545" draw:text-style-name="P9" draw:layer="layout" svg:width="1.291cm" svg:height="0.938cm" svg:x="22.951cm" svg:y="18.962cm" svg:viewBox="0 0 1292 939" draw:points="0,142 0,0 1292,796 1292,939">
              <text:p/>
            </draw:polygon>
            <draw:polygon draw:style-name="gr546" draw:text-style-name="P8" draw:layer="layout" svg:width="2.213cm" svg:height="2.758cm" svg:x="22.951cm" svg:y="17.142cm" svg:viewBox="0 0 2214 2759" draw:points="923,0 2214,796 2214,2048 2168,2076 2168,2218 1292,2759 0,1962 0,1820 876,1280 876,29">
              <text:p/>
            </draw:polygon>
            <draw:polygon draw:style-name="gr547" draw:text-style-name="P34" draw:layer="layout" svg:width="0.553cm" svg:height="0.34cm" svg:x="23.505cm" svg:y="19.047cm" svg:viewBox="0 0 554 341" draw:points="0,142 231,0 554,199 323,341">
              <text:p/>
            </draw:polygon>
            <draw:line draw:style-name="gr548" draw:text-style-name="P5" draw:layer="layout" svg:x1="24.612cm" svg:y1="19.275cm" svg:x2="24.704cm" svg:y2="19.218cm">
              <text:p/>
            </draw:line>
            <draw:line draw:style-name="gr549" draw:text-style-name="P5" draw:layer="layout" svg:x1="24.473cm" svg:y1="19.304cm" svg:x2="24.565cm" svg:y2="19.247cm">
              <text:p/>
            </draw:line>
          </draw:g>
        </draw:g>
        <draw:line draw:style-name="gr152" draw:text-style-name="P27" draw:layer="layout" svg:x1="23.791cm" svg:y1="19.174cm" svg:x2="16.806cm" svg:y2="12.698cm">
          <text:p/>
        </draw:line>
        <draw:line draw:style-name="gr231" draw:text-style-name="P27" draw:layer="layout" svg:x1="16.425cm" svg:y1="12.57cm" svg:x2="27.347cm" svg:y2="18.158cm">
          <text:p/>
        </draw:line>
        <draw:line draw:style-name="gr231" draw:text-style-name="P27" draw:layer="layout" svg:x1="16.933cm" svg:y1="12.189cm" svg:x2="25.061cm" svg:y2="15.364cm">
          <text:p/>
        </draw:line>
        <draw:line draw:style-name="gr231" draw:text-style-name="P27" draw:layer="layout" svg:x1="16.552cm" svg:y1="12.189cm" svg:x2="26.585cm" svg:y2="13.078cm">
          <text:p/>
        </draw:line>
        <draw:line draw:style-name="gr231" draw:text-style-name="P27" draw:layer="layout" svg:x1="16.552cm" svg:y1="12.316cm" svg:x2="20.362cm" svg:y2="17.904cm">
          <text:p/>
        </draw:lin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50" draw:text-style-name="P3" draw:layer="layout" svg:width="1.455cm" svg:height="0.971cm" svg:x="6.206cm" svg:y="15.027cm" svg:viewBox="0 0 1456 972" svg:d="M1 972c121 0 1455-604 1455-788s-187-184-309-184c0 79-1190 394-1146 972z">
              <text:p/>
            </draw:path>
            <draw:g>
              <draw:polygon draw:style-name="gr551" draw:text-style-name="P9" draw:layer="layout" svg:width="1.542cm" svg:height="1.444cm" svg:x="4.575cm" svg:y="14.501cm" svg:viewBox="0 0 1543 1445" draw:points="0,526 0,0 1543,920 1543,1445">
                <text:p/>
              </draw:polygon>
              <draw:polygon draw:style-name="gr552" draw:text-style-name="P10" draw:layer="layout" svg:width="1.322cm" svg:height="1.313cm" svg:x="6.118cm" svg:y="14.633cm" svg:viewBox="0 0 1323 1314" draw:points="0,1314 0,788 1323,0 1323,526">
                <text:p/>
              </draw:polygon>
              <draw:polygon draw:style-name="gr553" draw:text-style-name="P11" draw:layer="layout" svg:width="2.865cm" svg:height="1.707cm" svg:x="4.575cm" svg:y="13.713cm" svg:viewBox="0 0 2866 1708" draw:points="1543,1708 0,788 1323,0 2866,920">
                <text:p/>
              </draw:polygon>
              <draw:line draw:style-name="gr554" draw:text-style-name="P5" draw:layer="layout" svg:x1="5.104cm" svg:y1="14.922cm" svg:x2="5.104cm" svg:y2="15.237cm">
                <text:p/>
              </draw:line>
              <draw:line draw:style-name="gr555" draw:text-style-name="P5" draw:layer="layout" svg:x1="6.075cm" svg:y1="15.595cm" svg:x2="5.369cm" svg:y2="15.174cm">
                <text:p/>
              </draw:line>
              <draw:line draw:style-name="gr556" draw:text-style-name="P5" draw:layer="layout" svg:x1="5.365cm" svg:y1="15.079cm" svg:x2="5.365cm" svg:y2="15.184cm">
                <text:p/>
              </draw:line>
              <draw:line draw:style-name="gr557" draw:text-style-name="P5" draw:layer="layout" svg:x1="6.071cm" svg:y1="15.5cm" svg:x2="6.071cm" svg:y2="15.605cm">
                <text:p/>
              </draw:line>
              <draw:line draw:style-name="gr558" draw:text-style-name="P5" draw:layer="layout" svg:x1="6.071cm" svg:y1="15.5cm" svg:x2="5.365cm" svg:y2="15.079cm">
                <text:p/>
              </draw:line>
              <draw:polygon draw:style-name="gr559" draw:text-style-name="P12" draw:layer="layout" svg:width="0.087cm" svg:height="0.157cm" svg:x="5.193cm" svg:y="14.974cm" svg:viewBox="0 0 88 158" draw:points="0,105 0,0 88,53 88,158">
                <text:p/>
              </draw:polygon>
              <draw:line draw:style-name="gr560" draw:text-style-name="P5" draw:layer="layout" svg:x1="5.016cm" svg:y1="14.869cm" svg:x2="5.016cm" svg:y2="15.184cm">
                <text:p/>
              </draw:line>
              <draw:line draw:style-name="gr561" draw:text-style-name="P5" draw:layer="layout" svg:x1="4.928cm" svg:y1="14.816cm" svg:x2="4.928cm" svg:y2="15.131cm">
                <text:p/>
              </draw:line>
              <draw:line draw:style-name="gr562" draw:text-style-name="P5" draw:layer="layout" svg:x1="4.84cm" svg:y1="14.764cm" svg:x2="4.84cm" svg:y2="15.079cm">
                <text:p/>
              </draw:line>
              <draw:line draw:style-name="gr563" draw:text-style-name="P5" draw:layer="layout" svg:x1="4.752cm" svg:y1="14.711cm" svg:x2="4.752cm" svg:y2="15.026cm">
                <text:p/>
              </draw:line>
              <draw:line draw:style-name="gr564" draw:text-style-name="P5" draw:layer="layout" svg:x1="4.663cm" svg:y1="14.659cm" svg:x2="4.663cm" svg:y2="14.974cm">
                <text:p/>
              </draw:line>
              <draw:polygon draw:style-name="gr565" draw:text-style-name="P9" draw:layer="layout" svg:width="0.087cm" svg:height="0.577cm" svg:x="4.487cm" svg:y="14.448cm" svg:viewBox="0 0 88 578" draw:points="0,526 0,0 88,53 88,578">
                <text:p/>
              </draw:polygon>
              <draw:polygon draw:style-name="gr566" draw:text-style-name="P9" draw:layer="layout" svg:width="0.087cm" svg:height="0.577cm" svg:x="6.118cm" svg:y="15.421cm" svg:viewBox="0 0 88 578" draw:points="0,526 0,0 88,53 88,578">
                <text:p/>
              </draw:polygon>
              <draw:polygon draw:style-name="gr567" draw:text-style-name="P8" draw:layer="layout" svg:width="2.953cm" svg:height="2.285cm" svg:x="4.487cm" svg:y="13.713cm" svg:viewBox="0 0 2954 2286" draw:points="0,1261 0,735 88,788 1411,0 2954,920 2954,1445 1720,2181 1720,2286">
                <text:p/>
              </draw:polygon>
            </draw:g>
          </draw:g>
          <draw:g>
            <draw:custom-shape draw:style-name="gr568" draw:text-style-name="P38" draw:layer="layout" svg:width="0.469cm" svg:height="0.48cm" svg:x="6.58cm" svg:y="15.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69" draw:text-style-name="P39" draw:layer="layout" svg:width="0.285cm" svg:height="0.449cm" svg:x="6.684cm" svg:y="15.419cm" svg:viewBox="0 0 286 450" draw:points="0,31 52,31 78,16 130,0 208,31 156,31 182,78 104,155 78,170 52,186 104,217 130,248 208,248 286,295 234,388 156,450 156,357 104,295 130,264 78,217 26,202 0,140">
              <text:p/>
            </draw:polygon>
            <draw:path draw:style-name="gr570" draw:text-style-name="P39" draw:layer="layout" svg:width="0.117cm" svg:height="0.204cm" svg:x="6.919cm" svg:y="15.447cm" svg:viewBox="0 0 118 205" svg:d="M104 205v-16l-26-46v-47l-26-62-52-31c52-31 156 171 104 202z">
              <text:p/>
            </draw:path>
            <draw:g>
              <draw:line draw:style-name="gr571" draw:text-style-name="P40" draw:layer="layout" svg:x1="6.788cm" svg:y1="15.713cm" svg:x2="6.762cm" svg:y2="15.605cm">
                <text:p/>
              </draw:line>
              <draw:line draw:style-name="gr572" draw:text-style-name="P40" draw:layer="layout" svg:x1="6.788cm" svg:y1="15.714cm" svg:x2="6.814cm" svg:y2="15.636cm">
                <text:p/>
              </draw:line>
              <draw:line draw:style-name="gr573" draw:text-style-name="P40" draw:layer="layout" svg:x1="6.84cm" svg:y1="15.714cm" svg:x2="6.814cm" svg:y2="15.636cm">
                <text:p/>
              </draw:line>
              <draw:line draw:style-name="gr574" draw:text-style-name="P40" draw:layer="layout" svg:x1="6.841cm" svg:y1="15.713cm" svg:x2="6.867cm" svg:y2="15.605cm">
                <text:p/>
              </draw:line>
            </draw:g>
            <draw:g>
              <draw:line draw:style-name="gr575" draw:text-style-name="P40" draw:layer="layout" svg:x1="6.945cm" svg:y1="15.713cm" svg:x2="6.919cm" svg:y2="15.605cm">
                <text:p/>
              </draw:line>
              <draw:line draw:style-name="gr576" draw:text-style-name="P40" draw:layer="layout" svg:x1="6.944cm" svg:y1="15.714cm" svg:x2="6.97cm" svg:y2="15.636cm">
                <text:p/>
              </draw:line>
              <draw:line draw:style-name="gr577" draw:text-style-name="P40" draw:layer="layout" svg:x1="6.997cm" svg:y1="15.714cm" svg:x2="6.971cm" svg:y2="15.636cm">
                <text:p/>
              </draw:line>
              <draw:line draw:style-name="gr578" draw:text-style-name="P40" draw:layer="layout" svg:x1="6.997cm" svg:y1="15.713cm" svg:x2="7.023cm" svg:y2="15.605cm">
                <text:p/>
              </draw:line>
            </draw:g>
            <draw:g>
              <draw:line draw:style-name="gr579" draw:text-style-name="P40" draw:layer="layout" svg:x1="6.632cm" svg:y1="15.713cm" svg:x2="6.606cm" svg:y2="15.605cm">
                <text:p/>
              </draw:line>
              <draw:line draw:style-name="gr580" draw:text-style-name="P40" draw:layer="layout" svg:x1="6.632cm" svg:y1="15.714cm" svg:x2="6.658cm" svg:y2="15.636cm">
                <text:p/>
              </draw:line>
              <draw:line draw:style-name="gr581" draw:text-style-name="P40" draw:layer="layout" svg:x1="6.684cm" svg:y1="15.714cm" svg:x2="6.658cm" svg:y2="15.636cm">
                <text:p/>
              </draw:line>
              <draw:line draw:style-name="gr582" draw:text-style-name="P40" draw:layer="layout" svg:x1="6.684cm" svg:y1="15.713cm" svg:x2="6.71cm" svg:y2="15.605cm">
                <text:p/>
              </draw:line>
            </draw:g>
          </draw:g>
        </draw:g>
        <draw:line draw:style-name="gr231" draw:text-style-name="P27" draw:layer="layout" svg:x1="7.662cm" svg:y1="2.537cm" svg:x2="5.884cm" svg:y2="14.348cm">
          <text:p/>
        </draw:line>
        <draw:frame draw:style-name="gr583" draw:text-style-name="P35" draw:layer="layout" svg:width="5.842cm" svg:height="1.58cm" svg:x="4.487cm" svg:y="15.999cm">
          <draw:text-box>
            <text:p><text:span text:style-name="T3">Web and client server -DMZ</text:span></text:p>
            <text:p><text:span text:style-name="T3">Fastpace.gh/</text:span></text:p>
            <text:p><text:span text:style-name="T3">http://197.159.129.129:7070</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84" draw:text-style-name="P3" draw:layer="layout" svg:width="1.688cm" svg:height="1.079cm" svg:x="9.783cm" svg:y="8.314cm" svg:viewBox="0 0 1689 1080" svg:d="M1 1080c141 0 1688-671 1688-876 0-204-217-204-358-204 0 87-1381 438-1330 1080z">
              <text:p/>
            </draw:path>
            <draw:g>
              <draw:polygon draw:style-name="gr585" draw:text-style-name="P9" draw:layer="layout" svg:width="1.789cm" svg:height="1.604cm" svg:x="7.891cm" svg:y="7.73cm" svg:viewBox="0 0 1790 1605" draw:points="0,584 0,0 1790,1021 1790,1605">
                <text:p/>
              </draw:polygon>
              <draw:polygon draw:style-name="gr586" draw:text-style-name="P10" draw:layer="layout" svg:width="1.533cm" svg:height="1.458cm" svg:x="9.681cm" svg:y="7.876cm" svg:viewBox="0 0 1534 1459" draw:points="0,1459 0,875 1534,0 1534,584">
                <text:p/>
              </draw:polygon>
              <draw:polygon draw:style-name="gr587" draw:text-style-name="P11" draw:layer="layout" svg:width="3.324cm" svg:height="1.896cm" svg:x="7.891cm" svg:y="6.855cm" svg:viewBox="0 0 3325 1897" draw:points="1790,1897 0,875 1534,0 3325,1021">
                <text:p/>
              </draw:polygon>
              <draw:line draw:style-name="gr588" draw:text-style-name="P5" draw:layer="layout" svg:x1="8.505cm" svg:y1="8.197cm" svg:x2="8.505cm" svg:y2="8.547cm">
                <text:p/>
              </draw:line>
              <draw:line draw:style-name="gr589" draw:text-style-name="P5" draw:layer="layout" svg:x1="9.631cm" svg:y1="8.945cm" svg:x2="8.812cm" svg:y2="8.478cm">
                <text:p/>
              </draw:line>
              <draw:line draw:style-name="gr590" draw:text-style-name="P5" draw:layer="layout" svg:x1="8.807cm" svg:y1="8.372cm" svg:x2="8.807cm" svg:y2="8.489cm">
                <text:p/>
              </draw:line>
              <draw:line draw:style-name="gr591" draw:text-style-name="P5" draw:layer="layout" svg:x1="9.626cm" svg:y1="8.84cm" svg:x2="9.626cm" svg:y2="8.957cm">
                <text:p/>
              </draw:line>
              <draw:line draw:style-name="gr592" draw:text-style-name="P5" draw:layer="layout" svg:x1="9.626cm" svg:y1="8.839cm" svg:x2="8.807cm" svg:y2="8.372cm">
                <text:p/>
              </draw:line>
              <draw:polygon draw:style-name="gr593" draw:text-style-name="P12" draw:layer="layout" svg:width="0.101cm" svg:height="0.174cm" svg:x="8.608cm" svg:y="8.256cm" svg:viewBox="0 0 102 175" draw:points="0,117 0,0 102,58 102,175">
                <text:p/>
              </draw:polygon>
              <draw:line draw:style-name="gr594" draw:text-style-name="P5" draw:layer="layout" svg:x1="8.403cm" svg:y1="8.139cm" svg:x2="8.403cm" svg:y2="8.489cm">
                <text:p/>
              </draw:line>
              <draw:line draw:style-name="gr595" draw:text-style-name="P5" draw:layer="layout" svg:x1="8.301cm" svg:y1="8.081cm" svg:x2="8.301cm" svg:y2="8.431cm">
                <text:p/>
              </draw:line>
              <draw:line draw:style-name="gr596" draw:text-style-name="P5" draw:layer="layout" svg:x1="8.198cm" svg:y1="8.022cm" svg:x2="8.198cm" svg:y2="8.372cm">
                <text:p/>
              </draw:line>
              <draw:line draw:style-name="gr597" draw:text-style-name="P5" draw:layer="layout" svg:x1="8.096cm" svg:y1="7.964cm" svg:x2="8.096cm" svg:y2="8.314cm">
                <text:p/>
              </draw:line>
              <draw:line draw:style-name="gr598" draw:text-style-name="P5" draw:layer="layout" svg:x1="7.994cm" svg:y1="7.905cm" svg:x2="7.994cm" svg:y2="8.255cm">
                <text:p/>
              </draw:line>
              <draw:polygon draw:style-name="gr599" draw:text-style-name="P9" draw:layer="layout" svg:width="0.101cm" svg:height="0.641cm" svg:x="7.789cm" svg:y="7.672cm" svg:viewBox="0 0 102 642" draw:points="0,584 0,0 102,58 102,642">
                <text:p/>
              </draw:polygon>
              <draw:polygon draw:style-name="gr600" draw:text-style-name="P9" draw:layer="layout" svg:width="0.101cm" svg:height="0.641cm" svg:x="9.681cm" svg:y="8.752cm" svg:viewBox="0 0 102 642" draw:points="0,584 0,0 102,58 102,642">
                <text:p/>
              </draw:polygon>
              <draw:polygon draw:style-name="gr601" draw:text-style-name="P8" draw:layer="layout" svg:width="3.426cm" svg:height="2.538cm" svg:x="7.789cm" svg:y="6.855cm" svg:viewBox="0 0 3427 2539" draw:points="0,1401 0,817 102,875 1637,0 3427,1021 3427,1605 1995,2422 1995,2539">
                <text:p/>
              </draw:polygon>
            </draw:g>
          </draw:g>
          <draw:g>
            <draw:g>
              <draw:polygon draw:style-name="gr602" draw:text-style-name="P41" draw:layer="layout" svg:width="0.167cm" svg:height="0.287cm" svg:x="10.535cm" svg:y="8.532cm" svg:viewBox="0 0 168 288" draw:points="0,288 0,96 168,0 168,191">
                <text:p/>
              </draw:polygon>
              <draw:polygon draw:style-name="gr603" draw:text-style-name="P42" draw:layer="layout" svg:width="0.167cm" svg:height="0.287cm" svg:x="10.367cm" svg:y="8.532cm" svg:viewBox="0 0 168 288" draw:points="0,191 0,0 168,96 168,288">
                <text:p/>
              </draw:polygon>
              <draw:polygon draw:style-name="gr604" draw:text-style-name="P43" draw:layer="layout" svg:width="0.335cm" svg:height="0.19cm" svg:x="10.367cm" svg:y="8.437cm" svg:viewBox="0 0 336 191" draw:points="168,191 0,96 168,0 336,96">
                <text:p/>
              </draw:polygon>
            </draw:g>
            <draw:g>
              <draw:polygon draw:style-name="gr605" draw:text-style-name="P41" draw:layer="layout" svg:width="0.167cm" svg:height="0.287cm" svg:x="10.283cm" svg:y="8.964cm" svg:viewBox="0 0 168 288" draw:points="0,288 0,96 168,0 168,191">
                <text:p/>
              </draw:polygon>
              <draw:polygon draw:style-name="gr606" draw:text-style-name="P42" draw:layer="layout" svg:width="0.167cm" svg:height="0.287cm" svg:x="10.115cm" svg:y="8.964cm" svg:viewBox="0 0 168 288" draw:points="0,191 0,0 168,96 168,288">
                <text:p/>
              </draw:polygon>
              <draw:polygon draw:style-name="gr607" draw:text-style-name="P43" draw:layer="layout" svg:width="0.335cm" svg:height="0.19cm" svg:x="10.115cm" svg:y="8.868cm" svg:viewBox="0 0 336 191" draw:points="168,191 0,96 168,0 336,96">
                <text:p/>
              </draw:polygon>
            </draw:g>
            <draw:g>
              <draw:polygon draw:style-name="gr608" draw:text-style-name="P41" draw:layer="layout" svg:width="0.167cm" svg:height="0.287cm" svg:x="10.787cm" svg:y="8.964cm" svg:viewBox="0 0 168 288" draw:points="0,288 0,96 168,0 168,191">
                <text:p/>
              </draw:polygon>
              <draw:polygon draw:style-name="gr609" draw:text-style-name="P42" draw:layer="layout" svg:width="0.167cm" svg:height="0.287cm" svg:x="10.619cm" svg:y="8.964cm" svg:viewBox="0 0 168 288" draw:points="0,191 0,0 168,96 168,288">
                <text:p/>
              </draw:polygon>
              <draw:polygon draw:style-name="gr610" draw:text-style-name="P43" draw:layer="layout" svg:width="0.335cm" svg:height="0.19cm" svg:x="10.619cm" svg:y="8.868cm" svg:viewBox="0 0 336 191" draw:points="168,191 0,96 168,0 336,96">
                <text:p/>
              </draw:polygon>
            </draw:g>
            <draw:g>
              <draw:polygon draw:style-name="gr611" draw:text-style-name="P41" draw:layer="layout" svg:width="0.167cm" svg:height="0.287cm" svg:x="10.535cm" svg:y="9.107cm" svg:viewBox="0 0 168 288" draw:points="0,288 0,96 168,0 168,191">
                <text:p/>
              </draw:polygon>
              <draw:polygon draw:style-name="gr612" draw:text-style-name="P42" draw:layer="layout" svg:width="0.167cm" svg:height="0.287cm" svg:x="10.367cm" svg:y="9.107cm" svg:viewBox="0 0 168 288" draw:points="0,191 0,0 168,96 168,288">
                <text:p/>
              </draw:polygon>
              <draw:polygon draw:style-name="gr613" draw:text-style-name="P43" draw:layer="layout" svg:width="0.335cm" svg:height="0.19cm" svg:x="10.367cm" svg:y="9.012cm" svg:viewBox="0 0 336 191" draw:points="168,191 0,96 168,0 336,96">
                <text:p/>
              </draw:polygon>
            </draw:g>
            <draw:g>
              <draw:polygon draw:style-name="gr614" draw:text-style-name="P41" draw:layer="layout" svg:width="0.167cm" svg:height="0.287cm" svg:x="10.787cm" svg:y="8.676cm" svg:viewBox="0 0 168 288" draw:points="0,288 0,96 168,0 168,191">
                <text:p/>
              </draw:polygon>
              <draw:polygon draw:style-name="gr615" draw:text-style-name="P42" draw:layer="layout" svg:width="0.167cm" svg:height="0.287cm" svg:x="10.619cm" svg:y="8.676cm" svg:viewBox="0 0 168 288" draw:points="0,191 0,0 168,96 168,288">
                <text:p/>
              </draw:polygon>
              <draw:polygon draw:style-name="gr616" draw:text-style-name="P43" draw:layer="layout" svg:width="0.335cm" svg:height="0.19cm" svg:x="10.619cm" svg:y="8.58cm" svg:viewBox="0 0 336 191" draw:points="168,191 0,96 168,0 336,96">
                <text:p/>
              </draw:polygon>
            </draw:g>
            <draw:g>
              <draw:polygon draw:style-name="gr617" draw:text-style-name="P41" draw:layer="layout" svg:width="0.167cm" svg:height="0.287cm" svg:x="10.283cm" svg:y="8.676cm" svg:viewBox="0 0 168 288" draw:points="0,288 0,96 168,0 168,191">
                <text:p/>
              </draw:polygon>
              <draw:polygon draw:style-name="gr618" draw:text-style-name="P42" draw:layer="layout" svg:width="0.167cm" svg:height="0.287cm" svg:x="10.115cm" svg:y="8.676cm" svg:viewBox="0 0 168 288" draw:points="0,191 0,0 168,96 168,288">
                <text:p/>
              </draw:polygon>
              <draw:polygon draw:style-name="gr619" draw:text-style-name="P43" draw:layer="layout" svg:width="0.335cm" svg:height="0.19cm" svg:x="10.115cm" svg:y="8.58cm" svg:viewBox="0 0 336 191" draw:points="168,191 0,96 168,0 336,96">
                <text:p/>
              </draw:polygon>
            </draw:g>
            <draw:g>
              <draw:polygon draw:style-name="gr620" draw:text-style-name="P41" draw:layer="layout" svg:width="0.167cm" svg:height="0.287cm" svg:x="10.535cm" svg:y="8.82cm" svg:viewBox="0 0 168 288" draw:points="0,288 0,96 168,0 168,191">
                <text:p/>
              </draw:polygon>
              <draw:polygon draw:style-name="gr621" draw:text-style-name="P42" draw:layer="layout" svg:width="0.167cm" svg:height="0.287cm" svg:x="10.367cm" svg:y="8.82cm" svg:viewBox="0 0 168 288" draw:points="0,191 0,0 168,96 168,288">
                <text:p/>
              </draw:polygon>
              <draw:polygon draw:style-name="gr622" draw:text-style-name="P43" draw:layer="layout" svg:width="0.335cm" svg:height="0.19cm" svg:x="10.367cm" svg:y="8.724cm" svg:viewBox="0 0 336 191" draw:points="168,191 0,96 168,0 336,96">
                <text:p/>
              </draw:polygon>
            </draw:g>
            <draw:polygon draw:style-name="gr623" draw:text-style-name="P8" draw:layer="layout" svg:width="0.839cm" svg:height="0.957cm" svg:x="10.115cm" svg:y="8.437cm" svg:viewBox="0 0 840 958" draw:points="0,719 0,527 84,479 0,431 0,240 168,144 252,191 252,96 420,0 588,96 588,191 672,144 840,240 840,431 756,479 840,527 840,719 672,815 588,767 588,863 420,958 252,863 252,767 168,815">
              <text:p/>
            </draw:polygon>
          </draw:g>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3465a4" draw:end-color="#ffffff" draw:start-intensity="100%" draw:end-intensity="100%" draw:angle="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Shapes" draw:style="rectangular" draw:cx="50%" draw:cy="50%" draw:start-color="#cccccc" draw:end-color="#ffffff"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24cm" fo:margin-bottom="0.387cm" fo:margin-left="0.423cm" fo:margin-right="0.373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27T03:09:31.551000000</meta:creation-date>
    <dc:date>2020-08-28T06:42:52.925000000</dc:date>
    <meta:editing-duration>PT2H10M27S</meta:editing-duration>
    <meta:editing-cycles>6</meta:editing-cycles>
    <meta:generator>LibreOffice/6.4.6.2$Windows_X86_64 LibreOffice_project/0ce51a4fd21bff07a5c061082cc82c5ed232f115</meta:generator>
    <meta:document-statistic meta:object-count="715"/>
  </office:meta>
</office:document-meta>
</file>